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7" style:family="table-column">
      <style:table-column-properties fo:break-before="auto" style:column-width="0.8925in"/>
    </style:style>
    <style:style style:name="co55" style:family="table-column">
      <style:table-column-properties fo:break-before="auto" style:column-width="0.7016in"/>
    </style:style>
    <style:style style:name="co56" style:family="table-column">
      <style:table-column-properties fo:break-before="auto" style:column-width="0.5417in"/>
    </style:style>
    <style:style style:name="co51" style:family="table-column">
      <style:table-column-properties fo:break-before="auto" style:column-width="1.6583in"/>
    </style:style>
    <style:style style:name="co57" style:family="table-column">
      <style:table-column-properties fo:break-before="auto" style:column-width="1.148in"/>
    </style:style>
    <style:style style:name="co58" style:family="table-column">
      <style:table-column-properties fo:break-before="auto" style:column-width="1.6264in"/>
    </style:style>
    <style:style style:name="co59" style:family="table-column">
      <style:table-column-properties fo:break-before="auto" style:column-width="0.9035in"/>
    </style:style>
    <style:style style:name="co60" style:family="table-column">
      <style:table-column-properties fo:break-before="auto" style:column-width="3.3063in"/>
    </style:style>
    <style:style style:name="co61" style:family="table-column">
      <style:table-column-properties fo:break-before="auto" style:column-width="1.4409in"/>
    </style:style>
    <style:style style:name="co62" style:family="table-column">
      <style:table-column-properties fo:break-before="auto" style:column-width="0.6535in"/>
    </style:style>
    <style:style style:name="co63" style:family="table-column">
      <style:table-column-properties fo:break-before="auto" style:column-width="1.6102in"/>
    </style:style>
    <style:style style:name="co64" style:family="table-column">
      <style:table-column-properties fo:break-before="auto" style:column-width="1.55in"/>
    </style:style>
    <style:style style:name="co65" style:family="table-column">
      <style:table-column-properties fo:break-before="auto" style:column-width="4.1535in"/>
    </style:style>
    <style:style style:name="co66" style:family="table-column">
      <style:table-column-properties fo:break-before="auto" style:column-width="1.5736in"/>
    </style:style>
    <style:style style:name="co31" style:family="table-column">
      <style:table-column-properties fo:break-before="auto" style:column-width="0.5736in"/>
    </style:style>
    <style:style style:name="co32" style:family="table-column">
      <style:table-column-properties fo:break-before="auto" style:column-width="0.5634in"/>
    </style:style>
    <style:style style:name="co33" style:family="table-column">
      <style:table-column-properties fo:break-before="auto" style:column-width="1.2118in"/>
    </style:style>
    <style:style style:name="co34" style:family="table-column">
      <style:table-column-properties fo:break-before="auto" style:column-width="7.8256in"/>
    </style:style>
    <style:style style:name="co35" style:family="table-column">
      <style:table-column-properties fo:break-before="auto" style:column-width="0.6898in"/>
    </style:style>
    <style:style style:name="co36" style:family="table-column">
      <style:table-column-properties fo:break-before="auto" style:column-width="1.7673in"/>
    </style:style>
    <style:style style:name="co37" style:family="table-column">
      <style:table-column-properties fo:break-before="auto" style:column-width="4.8311in"/>
    </style:style>
    <style:style style:name="co38" style:family="table-column">
      <style:table-column-properties fo:break-before="auto" style:column-width="1.598in"/>
    </style:style>
    <style:style style:name="co39" style:family="table-column">
      <style:table-column-properties fo:break-before="auto" style:column-width="0.6417in"/>
    </style:style>
    <style:style style:name="co40" style:family="table-column">
      <style:table-column-properties fo:break-before="auto" style:column-width="1.7311in"/>
    </style:style>
    <style:style style:name="co41" style:family="table-column">
      <style:table-column-properties fo:break-before="auto" style:column-width="4.2016in"/>
    </style:style>
    <style:style style:name="co42" style:family="table-column">
      <style:table-column-properties fo:break-before="auto" style:column-width="1.7437in"/>
    </style:style>
    <style:style style:name="co43" style:family="table-column">
      <style:table-column-properties fo:break-before="auto" style:column-width="1.9252in"/>
    </style:style>
    <style:style style:name="co44" style:family="table-column">
      <style:table-column-properties fo:break-before="auto" style:column-width="2.0701in"/>
    </style:style>
    <style:style style:name="co45" style:family="table-column">
      <style:table-column-properties fo:break-before="auto" style:column-width="4.2866in"/>
    </style:style>
    <style:style style:name="co46" style:family="table-column">
      <style:table-column-properties fo:break-before="auto" style:column-width="2.022in"/>
    </style:style>
    <style:style style:name="co47" style:family="table-column">
      <style:table-column-properties fo:break-before="auto" style:column-width="5.328in"/>
    </style:style>
    <style:style style:name="co48" style:family="table-column">
      <style:table-column-properties fo:break-before="auto" style:column-width="1.5374in"/>
    </style:style>
    <style:style style:name="co67" style:family="table-column">
      <style:table-column-properties fo:break-before="auto" style:column-width="2.0098in"/>
    </style:style>
    <style:style style:name="co68" style:family="table-column">
      <style:table-column-properties fo:break-before="auto" style:column-width="5.5063in"/>
    </style:style>
    <style:style style:name="co69" style:family="table-column">
      <style:table-column-properties fo:break-before="auto" style:column-width="1.9346in"/>
    </style:style>
    <style:style style:name="co53" style:family="table-column">
      <style:table-column-properties fo:break-before="auto" style:column-width="0.6291in"/>
    </style:style>
    <style:style style:name="co54" style:family="table-column">
      <style:table-column-properties fo:break-before="auto" style:column-width="0.5571in"/>
    </style:style>
    <style:style style:name="co70" style:family="table-column">
      <style:table-column-properties fo:break-before="auto" style:column-width="1.4772in"/>
    </style:style>
    <style:style style:name="co71" style:family="table-column">
      <style:table-column-properties fo:break-before="auto" style:column-width="2.0945in"/>
    </style:style>
    <style:style style:name="co72" style:family="table-column">
      <style:table-column-properties fo:break-before="auto" style:column-width="5.3882in"/>
    </style:style>
    <style:style style:name="co73" style:family="table-column">
      <style:table-column-properties fo:break-before="auto" style:column-width="1.6465in"/>
    </style:style>
    <style:style style:name="co74" style:family="table-column">
      <style:table-column-properties fo:break-before="auto" style:column-width="2.3811in"/>
    </style:style>
    <style:style style:name="co75" style:family="table-column">
      <style:table-column-properties fo:break-before="auto" style:column-width="0.6173in"/>
    </style:style>
    <style:style style:name="co76" style:family="table-column">
      <style:table-column-properties fo:break-before="auto" style:column-width="0.811in"/>
    </style:style>
    <style:style style:name="co77" style:family="table-column">
      <style:table-column-properties fo:break-before="auto" style:column-width="1.4043in"/>
    </style:style>
    <style:style style:name="co78" style:family="table-column">
      <style:table-column-properties fo:break-before="auto" style:column-width="5.348in"/>
    </style:style>
    <style:style style:name="co79" style:family="table-column">
      <style:table-column-properties fo:break-before="auto" style:column-width="2.0728in"/>
    </style:style>
    <style:style style:name="ro4" style:family="table-row">
      <style:table-row-properties style:row-height="0.1866in" fo:break-before="auto" style:use-optimal-row-height="true"/>
    </style:style>
    <style:style style:name="ro6" style:family="table-row">
      <style:table-row-properties style:row-height="0.6409in" fo:break-before="auto" style:use-optimal-row-height="true"/>
    </style:style>
    <style:style style:name="ro3" style:family="table-row">
      <style:table-row-properties style:row-height="0.7925in" fo:break-before="auto" style:use-optimal-row-height="true"/>
    </style:style>
    <style:style style:name="ro11" style:family="table-row">
      <style:table-row-properties style:row-height="1.3972in" fo:break-before="auto" style:use-optimal-row-height="true"/>
    </style:style>
    <style:style style:name="ro20"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12" style:family="table-row">
      <style:table-row-properties style:row-height="1.0945in" fo:break-before="auto" style:use-optimal-row-height="true"/>
    </style:style>
    <style:style style:name="ro9" style:family="table-row">
      <style:table-row-properties style:row-height="0.9429in" fo:break-before="auto" style:use-optimal-row-height="true"/>
    </style:style>
    <style:style style:name="ro2" style:family="table-row">
      <style:table-row-properties style:row-height="0.4898in" fo:break-before="auto" style:use-optimal-row-height="true"/>
    </style:style>
    <style:style style:name="ro19" style:family="table-row">
      <style:table-row-properties style:row-height="2.0028in" fo:break-before="auto" style:use-optimal-row-height="true"/>
    </style:style>
    <style:style style:name="ro7" style:family="table-row">
      <style:table-row-properties style:row-height="1.2457in" fo:break-before="auto" style:use-optimal-row-height="true"/>
    </style:style>
    <style:style style:name="ro22" style:family="table-row">
      <style:table-row-properties style:row-height="1.7in" fo:break-before="auto" style:use-optimal-row-height="true"/>
    </style:style>
    <style:style style:name="ro10" style:family="table-row">
      <style:table-row-properties style:row-height="1.5484in" fo:break-before="auto" style:use-optimal-row-height="true"/>
    </style:style>
    <style:style style:name="ro36" style:family="table-row">
      <style:table-row-properties style:row-height="3.0626in" fo:break-before="auto" style:use-optimal-row-height="true"/>
    </style:style>
    <style:style style:name="ro37" style:family="table-row">
      <style:table-row-properties style:row-height="1.6937in" fo:break-before="auto" style:use-optimal-row-height="true"/>
    </style:style>
    <style:style style:name="ro38" style:family="table-row">
      <style:table-row-properties style:row-height="1.7154in" fo:break-before="auto" style:use-optimal-row-height="true"/>
    </style:style>
    <style:style style:name="ro26" style:family="table-row">
      <style:table-row-properties style:row-height="2.4571in" fo:break-before="auto" style:use-optimal-row-height="true"/>
    </style:style>
    <style:style style:name="ro39" style:family="table-row">
      <style:table-row-properties style:row-height="0.6291in" fo:break-before="auto" style:use-optimal-row-height="true"/>
    </style:style>
    <style:style style:name="ro40" style:family="table-row">
      <style:table-row-properties style:row-height="5.4717in" fo:break-before="auto" style:use-optimal-row-height="true"/>
    </style:style>
    <style:style style:name="ro25" style:family="table-row">
      <style:table-row-properties style:row-height="1.5484in" fo:break-before="auto" style:use-optimal-row-height="true"/>
    </style:style>
    <style:style style:name="ro16" style:family="table-row">
      <style:table-row-properties style:row-height="1.3972in" fo:break-before="auto" style:use-optimal-row-height="true"/>
    </style:style>
    <style:style style:name="ro30" style:family="table-row">
      <style:table-row-properties style:row-height="5.7957in" fo:break-before="auto" style:use-optimal-row-height="true"/>
    </style:style>
    <style:style style:name="ro31"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028in" fo:break-before="auto" style:use-optimal-row-height="true"/>
    </style:style>
    <style:style style:name="ro43" style:family="table-row">
      <style:table-row-properties style:row-height="0.1752in" fo:break-before="auto" style:use-optimal-row-height="true"/>
    </style:style>
    <style:style style:name="ro32" style:family="table-row">
      <style:table-row-properties style:row-height="1.8516in" fo:break-before="auto" style:use-optimal-row-height="true"/>
    </style:style>
    <style:style style:name="ro44" style:family="table-row">
      <style:table-row-properties style:row-height="0.1701in" fo:break-before="auto" style:use-optimal-row-height="false"/>
    </style:style>
    <style:style style:name="ro45" style:family="table-row">
      <style:table-row-properties style:row-height="4.2819in" fo:break-before="auto" style:use-optimal-row-height="true"/>
    </style:style>
    <style:style style:name="ro46" style:family="table-row">
      <style:table-row-properties style:row-height="0.9335in" fo:break-before="auto" style:use-optimal-row-height="true"/>
    </style:style>
    <style:style style:name="ro47" style:family="table-row">
      <style:table-row-properties style:row-height="1.5417in" fo:break-before="auto" style:use-optimal-row-height="true"/>
    </style:style>
    <style:style style:name="ro48" style:family="table-row">
      <style:table-row-properties style:row-height="0.7811in" fo:break-before="auto" style:use-optimal-row-height="true"/>
    </style:style>
    <style:style style:name="ro49" style:family="table-row">
      <style:table-row-properties style:row-height="1.0854in" fo:break-before="auto" style:use-optimal-row-height="true"/>
    </style:style>
    <style:style style:name="ro50" style:family="table-row">
      <style:table-row-properties style:row-height="2.6173in" fo:break-before="auto" style:use-optimal-row-height="true"/>
    </style:style>
    <style:style style:name="ro51" style:family="table-row">
      <style:table-row-properties style:row-height="2.172in" fo:break-before="auto" style:use-optimal-row-height="true"/>
    </style:style>
    <style:style style:name="ro52" style:family="table-row">
      <style:table-row-properties style:row-height="1.0417in" fo:break-before="auto" style:use-optimal-row-height="true"/>
    </style:style>
    <style:style style:name="ro53" style:family="table-row">
      <style:table-row-properties style:row-height="2.1543in" fo:break-before="auto" style:use-optimal-row-height="true"/>
    </style:style>
    <style:style style:name="ro54" style:family="table-row">
      <style:table-row-properties style:row-height="1.5575in" fo:break-before="auto" style:use-optimal-row-height="true"/>
    </style:style>
    <style:style style:name="ro55" style:family="table-row">
      <style:table-row-properties style:row-height="1.0146in" fo:break-before="auto" style:use-optimal-row-height="true"/>
    </style:style>
    <style:style style:name="ro56" style:family="table-row">
      <style:table-row-properties style:row-height="0.7118in" fo:break-before="auto" style:use-optimal-row-height="true"/>
    </style:style>
    <style:style style:name="ro57" style:family="table-row">
      <style:table-row-properties style:row-height="2.4425in" fo:break-before="auto" style:use-optimal-row-height="true"/>
    </style:style>
    <style:style style:name="ro58" style:family="table-row">
      <style:table-row-properties style:row-height="1.8346in" fo:break-before="auto" style:use-optimal-row-height="true"/>
    </style:style>
    <style:style style:name="ro59" style:family="table-row">
      <style:table-row-properties style:row-height="0.694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data-style-name="N100">
      <style:table-cell-properties fo:wrap-option="wrap"/>
      <style:text-properties style:font-size-complex="5.65000009536743pt"/>
    </style:style>
    <style:style style:name="ce23" style:family="table-cell" style:parent-style-name="Default">
      <style:table-cell-properties style:text-align-source="fix" style:repeat-content="false"/>
      <style:paragraph-properties fo:text-align="center"/>
    </style:style>
    <style:style style:name="ce3" style:family="table-cell" style:parent-style-name="Default" style:data-style-name="N100">
      <style:table-cell-properties style:text-align-source="fix" style:repeat-content="false" fo:wrap-option="wrap"/>
      <style:paragraph-properties fo:text-align="end"/>
    </style:style>
    <style:style style:name="ce3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4" style:family="table-cell" style:parent-style-name="Default" style:data-style-name="N100">
      <style:table-cell-properties fo:wrap-option="wrap"/>
    </style:style>
    <style:style style:name="ce6" style:family="table-cell" style:parent-style-name="Default" style:data-style-name="N100">
      <style:table-cell-properties fo:wrap-option="wrap" fo:padding-bottom="0.0193in" fo:padding-left="0.0138in" fo:padding-right="0.0138in" fo:padding-top="0.0193in"/>
    </style:style>
    <style:style style:name="ce10" style:family="table-cell" style:parent-style-name="Default" style:data-style-name="N100">
      <style:table-cell-properties style:text-align-source="fix" style:repeat-content="false" fo:wrap-option="wrap"/>
      <style:paragraph-properties fo:text-align="start"/>
    </style:style>
    <style:style style:name="ce15" style:family="table-cell" style:parent-style-name="Default" style:data-style-name="N100">
      <style:table-cell-properties style:text-align-source="fix" style:repeat-content="false"/>
      <style:paragraph-properties fo:text-align="end"/>
    </style:style>
    <style:style style:name="ce33"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8"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0"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54" style:family="table-cell" style:parent-style-name="Default" style:data-style-name="N100">
      <style:table-cell-properties fo:wrap-option="wrap"/>
      <style:text-properties style:font-name="Arial" style:font-name-asian="Arial Unicode MS" style:font-name-complex="Arial Unicode MS"/>
    </style:style>
    <style:style style:name="ce58"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59"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0" style:family="table-cell" style:parent-style-name="Default">
      <style:table-cell-properties style:text-align-source="fix" style:repeat-content="false"/>
      <style:paragraph-properties fo:text-align="start"/>
    </style:style>
    <style:style style:name="ce61"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62"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8" style:family="table-cell" style:parent-style-name="Default">
      <style:table-cell-properties fo:wrap-option="wrap"/>
      <style:text-properties style:font-size-complex="5.69999980926514pt"/>
    </style:style>
    <style:style style:name="ce9"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table-cell-properties fo:wrap-option="wrap"/>
    </style:style>
    <style:style style:name="ce45" style:family="table-cell" style:parent-style-name="Default" style:data-style-name="N100">
      <style:table-cell-properties fo:wrap-option="wrap"/>
      <style:text-properties fo:font-size="10pt" style:font-size-asian="8pt" style:font-size-complex="4.55000019073486pt"/>
    </style:style>
    <style:style style:name="ce46" style:family="table-cell" style:parent-style-name="Default" style:data-style-name="N100">
      <style:table-cell-properties fo:wrap-option="wrap"/>
      <style:text-properties fo:font-size="10pt" style:font-size-asian="6.5pt" style:font-size-complex="3.70000004768372pt"/>
    </style:style>
    <style:style style:name="ce47"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8"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9" style:family="table-cell" style:parent-style-name="Default" style:data-style-name="N100">
      <style:table-cell-properties fo:wrap-option="wrap"/>
      <style:text-properties fo:font-size="10pt" style:font-size-asian="10pt" style:font-size-complex="10pt"/>
    </style:style>
    <style:style style:name="ce52" style:family="table-cell" style:parent-style-name="Default" style:data-style-name="N100">
      <style:table-cell-properties fo:wrap-option="wrap"/>
      <style:text-properties style:font-size-complex="5.65000009536743pt"/>
    </style:style>
    <style:style style:name="ce63" style:family="table-cell" style:parent-style-name="Default" style:data-style-name="N100">
      <style:table-cell-properties fo:wrap-option="wrap"/>
      <style:text-properties fo:font-weight="normal" style:font-weight-asian="normal" style:font-weight-complex="normal"/>
    </style:style>
    <style:style style:name="ce64" style:family="table-cell" style:parent-style-name="Default" style:data-style-name="N100">
      <style:table-cell-properties fo:wrap-option="wrap"/>
      <style:text-properties style:font-size-complex="5.69999980926514pt"/>
    </style:style>
    <style:style style:name="ce65"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6"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7" style:family="table-cell" style:parent-style-name="Default">
      <style:table-cell-properties style:text-align-source="fix" style:repeat-content="false"/>
      <style:paragraph-properties fo:text-align="end"/>
    </style:style>
    <style:style style:name="ce13"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4" style:family="table-cell" style:parent-style-name="Default" style:data-style-name="N100"/>
    <style:style style:name="ce18"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9" style:family="table-cell" style:parent-style-name="Default">
      <style:table-cell-properties style:text-align-source="fix" style:repeat-content="false" fo:wrap-option="wrap"/>
      <style:paragraph-properties fo:text-align="end"/>
    </style:style>
    <style:style style:name="ce29"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5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5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fo:wrap-option="wrap"/>
      <style:text-properties fo:language="en" fo:country="US" style:language-asian="en" style:country-asian="US"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center"/>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7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71" style:family="table-cell" style:parent-style-name="Default" style:data-style-name="N100">
      <style:table-cell-properties fo:wrap-option="wrap"/>
      <style:text-properties fo:font-weight="normal" style:font-weight-asian="bold" style:font-size-complex="5.65000009536743pt" style:font-weight-complex="bold"/>
    </style:style>
    <style:style style:name="ce72" style:family="table-cell" style:parent-style-name="Default" style:data-style-name="N100">
      <style:table-cell-properties style:text-align-source="fix" style:repeat-content="false" fo:wrap-option="no-wrap"/>
      <style:paragraph-properties fo:text-align="start"/>
    </style:style>
    <style:style style:name="ce7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0"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81" style:family="table-cell" style:parent-style-name="Default">
      <style:table-cell-properties fo:wrap-option="wrap"/>
      <style:text-properties style:font-size-complex="5.65000009536743pt"/>
    </style:style>
    <style:style style:name="ce82"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83" style:family="table-cell" style:parent-style-name="Default">
      <style:table-cell-properties style:text-align-source="fix" style:repeat-content="false" fo:wrap-option="wrap"/>
      <style:paragraph-properties fo:text-align="start"/>
    </style:style>
    <style:style style:name="ce8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8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86" style:family="table-cell" style:parent-style-name="Default">
      <style:table-cell-properties fo:wrap-option="wrap" fo:padding-bottom="0.0193in" fo:padding-left="0.0138in" fo:padding-right="0.0138in" fo:padding-top="0.0193in"/>
    </style:style>
    <style:style style:name="ce87" style:family="table-cell" style:parent-style-name="Default" style:data-style-name="N100">
      <style:table-cell-properties fo:wrap-option="wrap"/>
      <style:text-properties style:font-name="F" style:font-name-asian="F" style:font-name-complex="F" style:font-size-complex="5.65000009536743pt"/>
    </style:style>
    <style:style style:name="ce8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89"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9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9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9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94"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5"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96"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97" style:family="table-cell" style:parent-style-name="Default" style:data-style-name="N100">
      <style:table-cell-properties style:text-align-source="fix" style:repeat-content="false" fo:wrap-option="wrap"/>
      <style:paragraph-properties fo:text-align="start"/>
      <style:text-properties style:font-name="F" fo:font-size="10.5pt" style:font-name-asian="F" style:font-size-asian="10.5pt" style:font-name-complex="F" style:font-size-complex="10.5pt"/>
    </style:style>
    <style:style style:name="ce98" style:family="table-cell" style:parent-style-name="Default" style:data-style-name="N100">
      <style:table-cell-properties style:text-align-source="fix" style:repeat-content="false" fo:wrap-option="wrap"/>
      <style:paragraph-properties fo:text-align="start"/>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99"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35" style:family="text">
      <style:text-properties style:font-size-complex="5.69999980926514pt"/>
    </style:style>
    <style:style style:name="T38" style:family="text">
      <style:text-properties fo:font-weight="bold" style:font-weight-asian="bold" style:font-size-complex="5.69999980926514pt" style:font-weight-complex="bold"/>
    </style:style>
    <style:style style:name="T47" style:family="text">
      <style:text-properties style:font-weight-asian="bold" style:font-size-complex="5.69999980926514pt" style:font-weight-complex="bold"/>
    </style:style>
    <style:style style:name="T16" style:family="text">
      <style:text-properties fo:font-size="10pt" fo:font-weight="bold" style:font-size-asian="10pt" style:font-weight-asian="bold" style:font-size-complex="5.69999980926514pt" style:font-weight-complex="bold"/>
    </style:style>
    <style:style style:name="T23" style:family="text">
      <style:text-properties style:font-size-asian="6.5pt" style:font-size-complex="3.70000004768372pt"/>
    </style:style>
    <style:style style:name="T24" style:family="text">
      <style:text-properties fo:font-weight="bold" style:font-size-asian="6.5pt" style:font-weight-asian="bold" style:font-size-complex="3.70000004768372pt" style:font-weight-complex="bold"/>
    </style:style>
    <style:style style:name="T18" style:family="text">
      <style:text-properties fo:font-size="10pt" fo:font-weight="normal" style:font-size-asian="10pt" style:font-weight-asian="normal" style:font-size-complex="5.69999980926514pt" style:font-weight-complex="normal"/>
    </style:style>
    <style:style style:name="T2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6" style:family="text">
      <style:text-properties style:font-size-asian="8pt" style:font-size-complex="4.59999990463257pt"/>
    </style:style>
    <style:style style:name="T27"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8"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9" style:family="text">
      <style:text-properties style:font-size-asian="4.5pt" style:font-size-complex="2.59999990463257pt"/>
    </style:style>
    <style:style style:name="T30" style:family="text">
      <style:text-properties fo:font-weight="bold" style:font-size-asian="8pt" style:font-weight-asian="bold" style:font-size-complex="4.59999990463257pt" style:font-weight-complex="bold"/>
    </style:style>
    <style:style style:name="T48" style:family="text">
      <style:text-properties fo:font-size="10pt" style:font-size-asian="10pt" style:font-size-complex="5.69999980926514pt"/>
    </style:style>
    <style:style style:name="T19" style:family="text">
      <style:text-properties style:font-size-asian="10pt" style:font-size-complex="5.69999980926514pt"/>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6.5pt" style:font-size-asian="6.5pt" style:font-size-complex="3.70000004768372pt"/>
    </style:style>
    <style:style style:name="T49" style:family="text">
      <style:text-properties style:text-position="super 58%" fo:font-size="6.5pt" style:font-size-asian="6.5pt" style:font-size-complex="3.70000004768372pt"/>
    </style:style>
    <style:style style:name="T50" style:family="text">
      <style:text-properties style:text-position="super 58%" fo:font-size="10pt" style:font-size-asian="10pt" style:font-size-complex="5.69999980926514pt"/>
    </style:style>
    <style:style style:name="T17" style:family="text">
      <style:text-properties fo:font-weight="normal" style:font-weight-asian="normal" style:font-weight-complex="normal"/>
    </style:style>
    <style:style style:name="T51" style:family="text">
      <style:text-properties style:text-position="super 58%" fo:font-weight="bold" style:font-weight-asian="bold" style:font-size-complex="5.69999980926514pt" style:font-weight-complex="bold"/>
    </style:style>
    <style:style style:name="T15" style:family="text">
      <style:text-properties style:text-position="super 58%"/>
    </style:style>
    <style:style style:name="T43" style:family="text">
      <style:text-properties style:font-name-asian="F" style:font-name-complex="F" style:font-size-complex="5.69999980926514pt"/>
    </style:style>
    <style:style style:name="T44" style:family="text">
      <style:text-properties fo:font-weight="bold" style:font-name-asian="F" style:font-weight-asian="bold" style:font-name-complex="F" style:font-size-complex="5.69999980926514pt" style:font-weight-complex="bold"/>
    </style:style>
    <style:style style:name="T45" style:family="text">
      <style:text-properties style:text-position="super 58%" style:font-size-complex="5.69999980926514pt"/>
    </style:style>
    <style:style style:name="T4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5.69999980926514pt"/>
    </style:style>
    <style:style style:name="T57" style:family="text">
      <style:text-properties fo:font-size="10pt" style:font-name-asian="F" style:font-size-asian="10pt" style:font-name-complex="F" style:font-size-complex="5.69999980926514pt"/>
    </style:style>
    <style:style style:name="T58" style:family="text">
      <style:text-properties fo:font-size="10pt" fo:font-weight="bold" style:font-name-asian="F" style:font-size-asian="10pt" style:font-weight-asian="bold" style:font-name-complex="F" style:font-size-complex="5.69999980926514pt" style:font-weight-complex="bold"/>
    </style:style>
    <style:style style:name="T59" style:family="text">
      <style:text-properties style:font-name-asian="F" style:font-size-asian="4.5pt" style:font-name-complex="F" style:font-size-complex="2.59999990463257pt"/>
    </style:style>
    <style:style style:name="T60" style:family="text">
      <style:text-properties style:font-name-asian="F" style:font-size-asian="8pt" style:font-name-complex="F" style:font-size-complex="4.59999990463257pt"/>
    </style:style>
    <style:style style:name="T61" style:family="text">
      <style:text-properties fo:font-weight="bold" style:font-name-asian="F" style:font-size-asian="8pt" style:font-weight-asian="bold" style:font-name-complex="F" style:font-size-complex="4.59999990463257pt" style:font-weight-complex="bold"/>
    </style:style>
    <style:style style:name="T62" style:family="text">
      <style:text-properties style:font-name="F" style:font-name-asian="F" style:font-weight-asian="bold" style:font-name-complex="F" style:font-size-complex="5.69999980926514pt" style:font-weight-complex="bold"/>
    </style:style>
    <style:style style:name="T63" style:family="text">
      <style:text-properties style:font-name="F" fo:font-weight="bold" style:font-name-asian="F" style:font-weight-asian="bold" style:font-name-complex="F" style:font-size-complex="5.69999980926514pt" style:font-weight-complex="bold"/>
    </style:style>
    <style:style style:name="T6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5"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style:style style:name="T68" style:family="text">
      <style:text-properties style:font-name="F" style:font-name-asian="F" style:font-name-complex="F" style:font-size-complex="5.69999980926514pt"/>
    </style:style>
  </office:automatic-styles>
  <office:body>
    <office:spreadsheet>
      <table:table table:name="War before pg. 277" table:style-name="ta1" table:print="false">
        <table:table-column table:style-name="co53" table:default-cell-style-name="ce2"/>
        <table:table-column table:style-name="co54" table:default-cell-style-name="ce2"/>
        <table:table-column table:style-name="co70" table:default-cell-style-name="ce2"/>
        <table:table-column table:style-name="co71" table:default-cell-style-name="ce4"/>
        <table:table-column table:style-name="co72" table:default-cell-style-name="ce2"/>
        <table:table-column table:style-name="co73" table:default-cell-style-name="ce2"/>
        <table:table-column table:style-name="co7" table:number-columns-repeated="1018" table:default-cell-style-name="Default"/>
        <table:table-row table:style-name="ro4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0"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Spanish-</text:span><text:span text:style-name="T1">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6"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1"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1"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8"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8"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rest </text:span><text:span text:style-name="T1">after the accident. He had many disagreements and fights with his older brother, and it </text:span><text:span text:style-name="T1">seemed to be impossible to get along. All of the trouble occurred over the fact that </text:span><text:span text:style-name="T1">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8"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ext:span><text:span text:style-name="T1">the major and minor time factors which repeat in the history of nations, men and </text:span><text:span text:style-name="T1">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8"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45">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1" office:value-type="string">
            <text:p><text:span text:style-name="T1"><text:s/></text:span><text:span text:style-name="T1">Robert said, “I have made a great study of wars in the past and how conditions </text:span><text:span text:style-name="T1">changed; how at one time Spain was the mistress of the seas and later Rome was the </text:span><text:span text:style-name="T1">controlling nation; then England ruled the waves and London was the banking center of </text:span><text:span text:style-name="T1">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Germans </text:span><text:span text:style-name="T1">and saved England and France. At that time they were seemingly very grateful, but after </text:span><text:span text:style-name="T1">the war conditions changed. The United States was no longer in debt to foreign </text:span><text:span text:style-name="T1">countries but was now the banking nation of the world and the foreign countries owed </text:span><text:span text:style-name="T1">large sums of money to the United States. This country has continued to prosper since </text:span><text:span text:style-name="T1">the war, the gold supply of the world now rests here. Our former friends have become </text:span><text:span text:style-name="T1">jealous of the prosperity we enjoy and the power that we now hold in financial affairs </text:span><text:span text:style-name="T1">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defend </text:span><text:span text:style-name="T1">my country and later promote a lasting peace based on love and goodwill. The United </text:span><text:span text:style-name="T1">States began as a land of liberty and has always set an example for the balance of the </text:span><text:span text:style-name="T1">world and I hope to see the day when our country will take the lead in establishing </text:span><text:span text:style-name="T1">universal peace and the brotherhood of man. Captain Lindberg’s flight confirms my </text:span><text:span text:style-name="T1">studies and forecasts of the future. Aviation will be developed rapidly and nations will </text:span><text:span text:style-name="T1">want to try these new discoveries and inventions to conquer other nations, and war is </text:span><text:span text:style-name="T1">inevitable. The Bible prophets foretold it, and my studies of the cycle theory also indicate </text:span><text:span text:style-name="T1">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9"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0"/>
          <table:table-cell table:style-name="ce12"/>
          <table:table-cell table:style-name="ce4" table:number-columns-repeated="1017"/>
        </table:table-row>
        <table:table-row table:style-name="ro46">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82" office:value-type="string">
            <text:p><text:s/>Robert and Walter were making money rapidly in the cotton market. The <text:span text:style-name="T5">war clouds were </text:span><text:span text:style-name="T5">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46" table:number-rows-repeated="24">
          <table:table-cell table:style-name="ce4" table:number-columns-repeated="3"/>
          <table:table-cell/>
          <table:table-cell table:style-name="ce10"/>
          <table:table-cell table:style-name="ce4" table:number-columns-repeated="1019"/>
        </table:table-row>
        <table:table-row table:style-name="ro46" table:number-rows-repeated="4">
          <table:table-cell table:number-columns-repeated="4"/>
          <table:table-cell table:style-name="ce83"/>
          <table:table-cell table:number-columns-repeated="1019"/>
        </table:table-row>
        <table:table-row table:style-name="ro46" table:number-rows-repeated="1048534">
          <table:table-cell table:number-columns-repeated="1024"/>
        </table:table-row>
        <table:table-row table:style-name="ro46">
          <table:table-cell table:number-columns-repeated="1024"/>
        </table:table-row>
      </table:table>
      <table:table table:name="War events" table:style-name="ta1" table:print="false">
        <table:table-column table:style-name="co8" table:default-cell-style-name="ce15"/>
        <table:table-column table:style-name="co9" table:default-cell-style-name="ce15"/>
        <table:table-column table:style-name="co10" table:default-cell-style-name="ce3"/>
        <table:table-column table:style-name="co11" table:default-cell-style-name="ce19"/>
        <table:table-column table:style-name="co12" table:default-cell-style-name="ce4"/>
        <table:table-column table:style-name="co74"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86"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3"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3" table:number-columns-repeated="1018"/>
        </table:table-row>
        <table:table-row table:style-name="ro47">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1"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text:span><text:span text:style-name="T1">and days referred to in Daniel’s prophecies. Calculated that from </text:span><text:span text:style-name="T3">March, 1931</text:span><text:span text:style-name="T1">, until the </text:span><text:span text:style-name="T1">end of </text:span><text:span text:style-name="T3">June, 1932</text:span><text:span text:style-name="T1">, would be troublesome times for the United States. Depression, war </text:span><text:span text:style-name="T1">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3" table:number-columns-repeated="1018"/>
        </table:table-row>
        <table:table-row table:style-name="ro46">
          <table:table-cell table:style-name="ce14" office:value-type="string">
            <text:p>19</text:p>
          </table:table-cell>
          <table:table-cell table:style-name="ce14" office:value-type="string">
            <text:p>223</text:p>
          </table:table-cell>
          <table:table-cell table:style-name="ce84" office:value-type="string">
            <text:p>A few days before Christmas, 1927</text:p>
          </table:table-cell>
          <table:table-cell table:style-name="ce14"/>
          <table:table-cell table:style-name="ce64" office:value-type="string">
            <text:p><text:span text:style-name="T1"><text:s/></text:span><text:span text:style-name="T1">A few days before Christmas there was a big decline in the stock market. All kinds of </text:span><text:span text:style-name="T1">unfavorable rumors were afloat. Business conditions were bad. </text:span><text:span text:style-name="T3">War clouds were </text:span><text:span text:style-name="T3">gathering thick in Europe.</text:span><text:span text:style-name="T1"> Newspapers talked of the uncertainties in the new year due </text:span><text:span text:style-name="T1">to the coming presidential election. The public had lost confidence and were selling </text:span><text:span text:style-name="T1">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3" table:number-columns-repeated="1018"/>
        </table:table-row>
        <table:table-row table:style-name="ro48">
          <table:table-cell table:style-name="ce4" office:value-type="string">
            <text:p>19</text:p>
          </table:table-cell>
          <table:table-cell table:style-name="ce4" office:value-type="string">
            <text:p>224</text:p>
          </table:table-cell>
          <table:table-cell table:style-name="ce85" office:value-type="string">
            <text:p>The <text:span text:style-name="T6">early part of 1928 </text:span></text:p>
          </table:table-cell>
          <table:table-cell table:style-name="ce4"/>
          <table:table-cell table:style-name="ce64" office:value-type="string">
            <text:p><text:span text:style-name="T1"><text:s/></text:span><text:span text:style-name="T1">In the early part of 1928 Robert calculated that </text:span><text:span text:style-name="T3">war was inevitable between England </text:span><text:span text:style-name="T3">and Russia</text:span><text:span text:style-name="T1">. He figured that the </text:span><text:span text:style-name="T3">war would start not later than the summer </text:span><text:span text:style-name="T1">and that </text:span><text:span text:style-name="T1">many nations would be involved and that later an attack on the United States would </text:span><text:span text:style-name="T1">come. His first airplane was now completed, -- a small one according to the plan laid </text:span><text:span text:style-name="T1">down by Ezekiel in the Bible.</text:span></text:p>
          </table:table-cell>
          <table:table-cell table:style-name="ce4"/>
          <table:table-cell table:style-name="ce12" table:number-columns-repeated="1018"/>
        </table:table-row>
        <table:table-row table:style-name="ro49">
          <table:table-cell table:style-name="ce4" office:value-type="string">
            <text:p>20</text:p>
          </table:table-cell>
          <table:table-cell table:style-name="ce4" office:value-type="string">
            <text:p>237</text:p>
          </table:table-cell>
          <table:table-cell table:style-name="ce85" office:value-type="string">
            <text:p>Approaching the end of 1928</text:p>
          </table:table-cell>
          <table:table-cell table:style-name="ce4"/>
          <table:table-cell table:style-name="ce87" office:value-type="string">
            <text:p><text:span text:style-name="T43">As the end of 1928 neared, war was already raging in Europe. </text:span><text:span text:style-name="T44">England and Russia had already</text:span></text:p>
            <text:p><text:span text:style-name="T44">gone to war</text:span><text:span text:style-name="T43"> as Robert had predicted. </text:span><text:span text:style-name="T44">Complications were developing quick and fast and war </text:span><text:span text:style-name="T44">clouds were gathering</text:span><text:span text:style-name="T43">. Robert knew that it was only a question of a short time when the United </text:span><text:span text:style-name="T43">States with all of its gold supply, would be attacked and there would be a great battle in the air. </text:span><text:span text:style-name="T43">Great progress had been made in aviation. </text:span><text:span text:style-name="T44">Airplanes were carrying mail at the rate of 300 </text:span><text:span text:style-name="T44">miles per hour. </text:span><text:span text:style-name="T43">Passenger lines were now starting all over the United States. "Marie the Angel of </text:span><text:span text:style-name="T43">Mercy," Robert's great ship, was rapidly nearing completion.</text:span></text:p>
          </table:table-cell>
          <table:table-cell table:style-name="ce4"/>
          <table:table-cell table:style-name="ce12"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22">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22" table:number-rows-repeated="1048565">
          <table:table-cell table:number-columns-repeated="1024"/>
        </table:table-row>
        <table:table-row table:style-name="ro22">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32" office:value-type="string">
            <text:p>Chapter</text:p>
          </table:table-cell>
          <table:table-cell table:style-name="ce3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3"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6"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3"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1"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3"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1"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3" table:number-columns-repeated="1018"/>
        </table:table-row>
        <table:table-row table:style-name="ro20">
          <table:table-cell office:value-type="string">
            <text:p>19</text:p>
          </table:table-cell>
          <table:table-cell office:value-type="string">
            <text:p>233</text:p>
          </table:table-cell>
          <table:table-cell office:value-type="string">
            <text:p>Fall of 1928</text:p>
          </table:table-cell>
          <table:table-cell/>
          <table:table-cell office:value-type="string">
            <text:p>RG and Walter completed an invention of Sun-mirrors (Demon of Death).</text:p>
          </table:table-cell>
          <table:table-cell table:number-columns-repeated="1019"/>
        </table:table-row>
        <table:table-row table:style-name="ro20" table:number-rows-repeated="1048570">
          <table:table-cell table:number-columns-repeated="1024"/>
        </table:table-row>
        <table:table-row table:style-name="ro20">
          <table:table-cell table:number-columns-repeated="1024"/>
        </table:table-row>
      </table:table>
      <table:table table:name="RG health, personalities, events" table:style-name="ta1" table:print="false">
        <table:table-column table:style-name="co75" table:default-cell-style-name="ce15"/>
        <table:table-column table:style-name="co76" table:default-cell-style-name="ce15"/>
        <table:table-column table:style-name="co51" table:default-cell-style-name="ce3"/>
        <table:table-column table:style-name="co77" table:default-cell-style-name="ce3"/>
        <table:table-column table:style-name="co78" table:default-cell-style-name="ce10"/>
        <table:table-column table:style-name="co79" table:default-cell-style-name="ce4"/>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32" office:value-type="string">
            <text:p>Timestamp given</text:p>
          </table:table-cell>
          <table:table-cell table:style-name="ce1" office:value-type="string">
            <text:p>Actual timestamp</text:p>
          </table:table-cell>
          <table:table-cell table:style-name="ce38" office:value-type="string">
            <text:p>Event</text:p>
          </table:table-cell>
          <table:table-cell table:style-name="ce1" office:value-type="string">
            <text:p>Notes/Comments</text:p>
          </table:table-cell>
          <table:table-cell table:style-name="ce23" table:number-columns-repeated="1018"/>
        </table:table-row>
        <table:table-row table:style-name="ro5">
          <table:table-cell table:style-name="ce33" office:value-type="string">
            <text:p>2</text:p>
          </table:table-cell>
          <table:table-cell table:style-name="ce33" office:value-type="string">
            <text:p>6</text:p>
          </table:table-cell>
          <table:table-cell table:style-name="ce88" office:value-type="string">
            <text:p>Spring 1913</text:p>
          </table:table-cell>
          <table:table-cell table:style-name="ce37"/>
          <table:table-cell table:style-name="ce91" office:value-type="string">
            <text:p><text:span text:style-name="T1">Robert suffers from </text:span><text:span text:style-name="T3">severe illness</text:span><text:span text:style-name="T1">.</text:span><text:span text:style-name="T2"> For a few months his life was despaired </text:span><text:span text:style-name="T1">of, but he </text:span><text:span text:style-name="T1">quickly recovered.</text:span></text:p>
          </table:table-cell>
          <table:table-cell table:style-name="ce37"/>
          <table:table-cell table:style-name="ce58" table:number-columns-repeated="1018"/>
        </table:table-row>
        <table:table-row table:style-name="ro5">
          <table:table-cell table:style-name="ce33" office:value-type="string">
            <text:p>2</text:p>
          </table:table-cell>
          <table:table-cell table:style-name="ce33" office:value-type="string">
            <text:p>6-7</text:p>
          </table:table-cell>
          <table:table-cell table:style-name="ce88" office:value-type="string">
            <text:p>A few months after Spring 1913</text:p>
          </table:table-cell>
          <table:table-cell table:style-name="ce37"/>
          <table:table-cell table:style-name="ce40" office:value-type="string">
            <text:p><text:span text:style-name="T1">Fishing trip to Spirit Lake. <text:s/>Story of Spirit Lake which </text:span><text:span text:style-name="T2">old Moses told him </text:span><text:span text:style-name="T1">about the spirit </text:span><text:span text:style-name="T1">walking on the water.</text:span></text:p>
          </table:table-cell>
          <table:table-cell table:style-name="ce37" office:value-type="string">
            <text:p>Full moon Pisces/Virgo on Sept 15. 1913.</text:p>
          </table:table-cell>
          <table:table-cell table:style-name="ce58" table:number-columns-repeated="1018"/>
        </table:table-row>
        <table:table-row table:style-name="ro4">
          <table:table-cell table:style-name="ce33" office:value-type="string">
            <text:p>2</text:p>
          </table:table-cell>
          <table:table-cell table:style-name="ce33" office:value-type="string">
            <text:p>7</text:p>
          </table:table-cell>
          <table:table-cell table:style-name="ce88" office:value-type="string">
            <text:p>1914</text:p>
          </table:table-cell>
          <table:table-cell table:style-name="ce37"/>
          <table:table-cell table:style-name="ce40" office:value-type="string">
            <text:p>RG takes great interest in the war.</text:p>
          </table:table-cell>
          <table:table-cell table:style-name="ce37" office:value-type="string">
            <text:p>Referring to WWI?</text:p>
          </table:table-cell>
          <table:table-cell table:style-name="ce58" table:number-columns-repeated="1018"/>
        </table:table-row>
        <table:table-row table:style-name="ro6">
          <table:table-cell table:style-name="ce33" office:value-type="string">
            <text:p>2</text:p>
          </table:table-cell>
          <table:table-cell table:style-name="ce33" office:value-type="string">
            <text:p>9</text:p>
          </table:table-cell>
          <table:table-cell table:style-name="ce88" office:value-type="string">
            <text:p>No date given, but between 1914 and 1917</text:p>
          </table:table-cell>
          <table:table-cell table:style-name="ce37"/>
          <table:table-cell table:style-name="ce40"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7"/>
          <table:table-cell table:style-name="ce58" table:number-columns-repeated="1018"/>
        </table:table-row>
        <table:table-row table:style-name="ro9">
          <table:table-cell table:style-name="ce33" office:value-type="string">
            <text:p>2</text:p>
          </table:table-cell>
          <table:table-cell table:style-name="ce33" office:value-type="string">
            <text:p>9</text:p>
          </table:table-cell>
          <table:table-cell table:style-name="ce88" office:value-type="string">
            <text:p>No date given, but between 1914 and 1917</text:p>
          </table:table-cell>
          <table:table-cell table:style-name="ce37"/>
          <table:table-cell table:style-name="ce40"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6"> rebelled.</text:span></text:p>
          </table:table-cell>
          <table:table-cell table:style-name="ce37"/>
          <table:table-cell table:style-name="ce58"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text:span><text:span text:style-name="T5">Army and go to war</text:span><text:span text:style-name="T17">.</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8"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7">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table:number-columns-repeated="1019"/>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8">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9"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9"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9"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9"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9"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9"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9"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9"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41" office:value-type="string">
            <text:p><text:span text:style-name="T1">RG's father dies suddenly. <text:s/>RG leaves his position [with Mr. Kennelworth], </text:span><text:span text:style-name="T2">and returns to </text:span><text:span text:style-name="T2">the farm. <text:s text:c="2"/>He encountered the usual obstacles and </text:span><text:span text:style-name="T16">opposition from his brother</text:span><text:span text:style-name="T2">, </text:span><text:span text:style-name="T2">because he knew nothing about farming and of course did not like it. The result was that </text:span><text:span text:style-name="T2">he put all of his savings into helping to make the crop. While it turned out to be a good </text:span><text:span text:style-name="T2">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9" office:value-type="string">
            <text:p><text:span text:style-name="T1"><text:s/></text:span><text:span text:style-name="T1">Robert became very jealous and after the party had a quarrel with Marie. Then followed </text:span><text:span text:style-name="T1">long</text:span><text:span text:style-name="T2"> </text:span><text:span text:style-name="T16">weeks of agony</text:span><text:span text:style-name="T2">. Many letters passed between Robert </text:span><text:span text:style-name="T1">and Marie. When the end of </text:span><text:span text:style-name="T1">August [1926] drew near and Robert knew that Marie was to return to school soon, he </text:span><text:span text:style-name="T1">was anxious to make up before 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6"><text:s/></text:span><text:span text:style-name="T18">Following her </text:span><text:span text:style-name="T18">return to school, Robert spent </text:span><text:span text:style-name="T16">many long weeks of anxiety, becoming very blue and </text:span><text:span text:style-name="T16">dejected. <text:s/></text:span><text:span text:style-name="T18">Many letters passed between them. <text:s/>Finally RG sends Marie a farewell letter. </text:span><text:span text:style-name="T18"><text:s/>Robert becomes very despondent and no longer takes an interest in his work.</text:span></text:p>
          </table:table-cell>
          <table:table-cell table:number-columns-repeated="1019"/>
        </table:table-row>
        <table:table-row table:style-name="ro12">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9" office:value-type="string">
            <text:p><text:span text:style-name="T1"><text:s/></text:span><text:span text:style-name="T1">Meeting with Marie to make up with her: On a beautiful </text:span><text:span text:style-name="T3">sunshiny</text:span><text:span text:style-name="T1"> Saturday afternoon </text:span><text:span text:style-name="T1">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he </text:span><text:span text:style-name="T1">thought of his meeting with Marie. </text:span><text:span text:style-name="T3">He counted every turn of the wheels because he </text:span><text:span text:style-name="T3">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89" office:value-type="string">
            <text:p><text:s/>Christmas, 1926</text:p>
          </table:table-cell>
          <table:table-cell/>
          <table:table-cell table:style-name="ce9" office:value-type="string">
            <text:p><text:span text:style-name="T1">RG was the</text:span><text:span text:style-name="T3"> happiest that he had ever known</text:span><text:span text:style-name="T1"> and wanting Marie to share it with him </text:span><text:span text:style-name="T1">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comfort to </text:span><text:span text:style-name="T4">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5">th</text:span> [1927] was the greatest week in RG's life up to that time. <text:s/></text:p>
          </table:table-cell>
          <table:table-cell table:number-columns-repeated="1019"/>
        </table:table-row>
        <table:table-row table:style-name="ro12">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ext:span><text:span text:style-name="T2">the contemplated </text:span><text:span text:style-name="T1">flights of the airplanes from New York across the Atlantic, and he </text:span><text:span text:style-name="T1">wanted to be in New York by his birthday in June, 1927, because he figured by that time </text:span><text:span text:style-name="T1">the airplanes would have crossed the Atlantic and there </text:span><text:span text:style-name="T2"><text:s/>would be great excitement in </text:span><text:span text:style-name="T2">New York. He wished to </text:span><text:span text:style-name="T1">be there and get all the information he could about airplanes, </text:span><text:span text:style-name="T1">because he wanted to start building his own just as soon as he had money enough and </text:span><text:span text:style-name="T1">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elope </text:span><text:span text:style-name="T1">and be married in St. Louis on their arrival there.</text:span></text:p>
          </table:table-cell>
          <table:table-cell table:number-columns-repeated="1019"/>
        </table:table-row>
        <table:table-row table:style-name="ro50">
          <table:table-cell office:value-type="string">
            <text:p>10</text:p>
          </table:table-cell>
          <table:table-cell office:value-type="string">
            <text:p>105</text:p>
          </table:table-cell>
          <table:table-cell office:value-type="string">
            <text:p>May 21, 1927</text:p>
          </table:table-cell>
          <table:table-cell/>
          <table:table-cell office:value-type="string">
            <text:p><text:span text:style-name="T1">May 21</text:span><text:span text:style-name="T45">st</text:span><text:span text:style-name="T1"> was a red-letter day in the life of Robert Gordon. Wheat, corn and cotton all </text:span><text:span text:style-name="T1">advanced</text:span></text:p>
            <text:p><text:span text:style-name="T1">to the highest levels of the season. Robert had read reports in the paper that Charles A. </text:span><text:span text:style-name="T1">Lindbergh had started on his lone flight from New York to Paris. <text:s/></text:span><text:span text:style-name="T2"><text:s/>He </text:span><text:span text:style-name="T1">went down to the </text:span><text:span text:style-name="T1">telegraph office in the afternoon to inquire if there was any news about the success of </text:span><text:span text:style-name="T1">Lindbergh's flight. The operator said that nothing had come over the wire yet, but there </text:span><text:span text:style-name="T1">had been a report that Lindbergh had passed over Ireland early that morning. Robert </text:span><text:span text:style-name="T1">waited in the telegraph office until about 5 P.M. when a flash came over the wire that </text:span><text:span text:style-name="T1">Lindbergh had landed in Paris. This fired Robert's enthusiasm, and he was very much </text:span><text:span text:style-name="T1">excited. Right then and there decided that he was going to New York in the very near </text:span><text:span text:style-name="T1">future and start to build an airplane according to his own plans. He went immediately to </text:span><text:span text:style-name="T1">the home of Mr. Kennelworth and told him about his plans and desire to go to New York </text:span><text:span text:style-name="T1">just as soon as possible. Mr. Kennelworth was also very enthusiastic about Lindbergh's </text:span><text:span text:style-name="T1">flight across the Atlantic, and told Robert that he contemplated going to New York to be </text:span><text:span text:style-name="T1">there for the reception when Lindbergh returned, and that he wanted to visit Walter and </text:span><text:span text:style-name="T1">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text:span><text:span text:style-name="T1">1927, was the greatest day in history. Lindbergh, the lone aviator, crossed the Atlantic </text:span><text:span text:style-name="T1">and landed safely in Paris. Wheat, corn and cotton went up and we made more money. </text:span><text:span text:style-name="T1">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9" office:value-type="string">
            <text:p><text:span text:style-name="T1"><text:s/></text:span><text:span text:style-name="T1">Robert said that on June 9th, he would be 21 years of age, and on that day he wanted </text:span><text:span text:style-name="T1">to be married and start on his career as a real man. <text:s/></text:span><text:span text:style-name="T2"><text:s/>He wanted to go </text:span><text:span text:style-name="T1">back to </text:span><text:span text:style-name="T1">Texarkana after the holidays, wind up his affairs and get ready to go to New York. </text:span><text:span text:style-name="T1">Wanted her to go with him, starting Saturday, June 4th, so they would arrive on Sunday, </text:span><text:span text:style-name="T1">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of </text:span><text:span text:style-name="T1">June 4th. She was to keep her plans absolutely secret and Robert was to board the </text:span><text:span text:style-name="T1">same train that night at Texarkana, and after the train was out of Texarkana, he was to </text:span><text:span text:style-name="T1">find her, go on to St. Louis together, be married there on Sunday morning, and leave </text:span><text:span text:style-name="T1">Sunday noon for New York. <text:s/></text:span><text:span text:style-name="T2"><text:s/>It was the most interesting and pleasant Sunday that </text:span><text:span text:style-name="T1">they </text:span><text:span text:style-name="T1">had ever 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22">
          <table:table-cell office:value-type="string">
            <text:p>10</text:p>
          </table:table-cell>
          <table:table-cell office:value-type="string">
            <text:p>111</text:p>
          </table:table-cell>
          <table:table-cell table:style-name="ce90" office:value-type="string">
            <text:p>Monday “forenoon”, May 30, 1927</text:p>
          </table:table-cell>
          <table:table-cell/>
          <table:table-cell table:style-name="ce9" office:value-type="string">
            <text:p><text:span text:style-name="T1"><text:s/></text:span><text:span text:style-name="T1">Monday forenoon Robert spent with Marie. <text:s text:c="2"/>Robert talked of the great feat of Lindbergh </text:span><text:span text:style-name="T1">and of</text:span></text:p>
            <text:p><text:span text:style-name="T1">the honors that he would receive from the foreign countries, and told Marie what a great </text:span><text:span text:style-name="T1">time they would have, as Mr. Kennelworth was going to New York and they would all be </text:span><text:span text:style-name="T1">there at the great reception when Lindbergh returned. He said good-bye to her on </text:span><text:span text:style-name="T1">Monday afternoon and started back for Texarkana, knowing that the next time he would </text:span><text:span text:style-name="T1">meet her, would be on board the train for St. Louis, where she would become his wife. </text:span><text:span text:style-name="T2"><text:s/></text:span><text:span text:style-name="T2">From that time on, Robert counted the minutes, in </text:span><text:span text:style-name="T1">anticipation of the great happiness of </text:span><text:span text:style-name="T1">the following Sunday when they would be married in St. Louis. He was strongly attracted </text:span><text:span text:style-name="T1">to St. Louis because Lindbergh had left from there in the "Spirit of St. Louis," on his </text:span><text:span text:style-name="T1">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text:span><text:span text:style-name="T2">arrange </text:span><text:span text:style-name="T1">to go to New York about the 11th of June and was sorry that he couldn't make </text:span><text:span text:style-name="T1">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5">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5">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5">th</text:span>, 1927</text:p>
          </table:table-cell>
          <table:table-cell/>
          <table:table-cell table:style-name="ce9" office:value-type="string">
            <text:p><text:span text:style-name="T3">Marie goes to Dallas that afternoon on the "Sunshine Special,"</text:span><text:span text:style-name="T1"> and after the train </text:span><text:span text:style-name="T1">pulled out of Texarkana, he would find her on board. <text:s/></text:span><text:span text:style-name="T2"><text:s/>RG was to keep everything quiet </text:span><text:span text:style-name="T2">and not let anybody </text:span><text:span text:style-name="T1">know anything about the elopement, as her father might try to stop </text:span><text:span text:style-name="T1">her. No one in Texarkana but Robert's mother and Mr. Kennelworth knew about the </text:span><text:span text:style-name="T1">secret elopement. Robert kept everything quiet about his resigning from Mr. </text:span><text:span text:style-name="T1">Kennelworth's and going to New York, because he thought that</text:span><text:span text:style-name="T3"> there might be some </text:span><text:span text:style-name="T3">leak somewhere </text:span><text:span text:style-name="T1">and that Mr. Stanton might find out about Marie's elopement and stop </text:span><text:span text:style-name="T1">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9" office:value-type="string">
            <text:p><text:span text:style-name="T1"><text:s/></text:span><text:span text:style-name="T1">Robert walked into the Railroad Station at Texarkana and bought a ticket for St. Louis, </text:span><text:span text:style-name="T1">with a reservation on the "Sunshine Special." This was the greatest and happiest </text:span><text:span text:style-name="T1">moment of his life.</text:span><text:span text:style-name="T2"> <text:s/>He knew that Marie was already on her way </text:span><text:span text:style-name="T1">and that in a couple of </text:span><text:span text:style-name="T1">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text:span><text:span text:style-name="T1">because he believed that Walter would be able to make some great discoveries and </text:span><text:span text:style-name="T1">they could work together to good advantage.</text:span></text:p>
          </table:table-cell>
          <table:table-cell table:number-columns-repeated="1019"/>
        </table:table-row>
        <table:table-row table:style-name="ro19">
          <table:table-cell office:value-type="string">
            <text:p>11</text:p>
          </table:table-cell>
          <table:table-cell office:value-type="string">
            <text:p>116</text:p>
          </table:table-cell>
          <table:table-cell office:value-type="string">
            <text:p>June 4, 1927</text:p>
          </table:table-cell>
          <table:table-cell/>
          <table:table-cell table:style-name="ce9" office:value-type="string">
            <text:p><text:span text:style-name="T1"><text:s/></text:span><text:span text:style-name="T1">The "Sunshine Special" was a little late on Saturday night, June 4th, and Robert's heart </text:span><text:span text:style-name="T1">was in his throat. He was anxious for that train to roll in. Finally, when the whistle blew </text:span><text:span text:style-name="T1">and the signal light in the yard of the Texas Pacific showed the "Sunshine Special" was </text:span><text:span text:style-name="T1">rolling in, the glare of the headlights on the train was the most welcome sight that Robert </text:span><text:span text:style-name="T1">had ever witnessed thru all the days of his life. He boarded the train as quickly as </text:span><text:span text:style-name="T1">possible and sat down nervous and anxious awaiting the moment when the train would </text:span><text:span text:style-name="T1">get about 20 miles out of Texarkana, so that he might go back and look for Marie. The </text:span><text:span text:style-name="T1">minutes passed slowly away and it seemed like years before the train crossed the Red </text:span><text:span text:style-name="T1">River and Robert decided that it was safe to go back to the car where Marie was and </text:span><text:span text:style-name="T1">see her. He found Marie all anxious and 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22">
          <table:table-cell office:value-type="string">
            <text:p>11</text:p>
          </table:table-cell>
          <table:table-cell office:value-type="string">
            <text:p>117</text:p>
          </table:table-cell>
          <table:table-cell office:value-type="string">
            <text:p>June 4, 1927</text:p>
          </table:table-cell>
          <table:table-cell/>
          <table:table-cell table:style-name="ce9" office:value-type="string">
            <text:p><text:span text:style-name="T1"><text:s/></text:span><text:span text:style-name="T1">Robert knew that he couldn't sleep either, but he would</text:span><text:span text:style-name="T3"> go up to his car,</text:span><text:span text:style-name="T1"> lie down and </text:span><text:span text:style-name="T1">try</text:span></text:p>
            <text:p><text:span text:style-name="T1">to get some rest before they arrived in St. Louis the next morning. They agreed to meet </text:span><text:span text:style-name="T1">early in the morning </text:span><text:span text:style-name="T2"><text:s/>and go back into the dining car for breakfast before </text:span><text:span text:style-name="T1">they arrived in </text:span><text:span text:style-name="T1">St. Louis. <text:s/></text:span><text:span text:style-name="T2"><text:s/>Robert returned to his </text:span><text:span text:style-name="T16">berth</text:span><text:span text:style-name="T2"> and tried to rest, but </text:span><text:span text:style-name="T1">found that he couldn't </text:span><text:span text:style-name="T1">sleep. <text:s/></text:span><text:span text:style-name="T2"><text:s/>He felt lonesome being </text:span><text:span text:style-name="T16">separated from Marie</text:span><text:span text:style-name="T2">. </text:span><text:span text:style-name="T3">She was two cars back</text:span><text:span text:style-name="T1">, but he </text:span><text:span text:style-name="T1">felt that the good God who had endowed him with faith would protect Marie, and that no </text:span><text:span text:style-name="T1">harm would come to her; that there was no danger of a wreck on the "Sunshine Special" </text:span><text:span text:style-name="T1">and that there was sunshine waiting for Marie and himself. In the wee small hours of the </text:span><text:span text:style-name="T1">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text:span><text:span text:style-name="T1">he saw of her was when Robert was talking to her in the berth late that night. <text:s/></text:span><text:span text:style-name="T3">Marie's </text:span><text:span text:style-name="T3">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51">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5">th</text:span> word, “Time” is the 19<text:span text:style-name="T15">th</text:span> word, “things” is the 22<text:span text:style-name="T15">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52">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41" office:value-type="string">
            <text:p><text:span text:style-name="T1">Train rolls into Union Station at St. Louis. RG realized he must have faith in Marie, must </text:span><text:span text:style-name="T1">understand and wait. <text:s/>He decided to stay in the station and wait. </text:span><text:span text:style-name="T2">He waited a short time </text:span><text:span text:style-name="T2">in the station, hoping Marie </text:span><text:span text:style-name="T1">would join him. The </text:span><text:span text:style-name="T3">seconds drifted away like weeks, the </text:span><text:span text:style-name="T3">minutes seemed like months, and when an hour had gone by, to Robert it seemed </text:span><text:span text:style-name="T3">like years.</text:span></text:p>
          </table:table-cell>
          <table:table-cell office:value-type="string">
            <text:p>Gann says to RG was going to <text:span text:style-name="T64">lay the circumstances of </text:span><text:span text:style-name="T65">Marie's disappearance before Mr. </text:span><text:span text:style-name="T65">Kennelworth... so organize information surounding Marie's disappearance around Mr. Kennelworth [what </text:span><text:span text:style-name="T65">planet?]. <text:s/>Faith = 8, understand = 3, wait = 8.</text:span></text:p>
          </table:table-cell>
          <table:table-cell table:number-columns-repeated="1018"/>
        </table:table-row>
        <table:table-row table:style-name="ro19">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9" office:value-type="string">
            <text:p><text:span text:style-name="T1"><text:s/></text:span><text:span text:style-name="T1">Slowly the hands on the </text:span><text:span text:style-name="T3">great clock in the Union Station showed it was nearly 12 </text:span><text:span text:style-name="T3">o'clock noon</text:span><text:span text:style-name="T1">. Robert listened attentively as the old clock tolled</text:span><text:span text:style-name="T3"> twelve times</text:span><text:span text:style-name="T1"> for 12 </text:span><text:span text:style-name="T1">o'clock and each time it seemed that the blood from his heart was slowly trickling away. </text:span><text:span text:style-name="T1">Hope was fast giving away to despair. Robert found his patience waning, but that was </text:span><text:span text:style-name="T1">not to be. He must trust to the word of God which said: "O, ye of little faith, saith the </text:span><text:span text:style-name="T1">Lord," and must try to find Marie who meant everything to him. As the last stroke of the </text:span><text:span text:style-name="T1">clock died slowly away, Robert started to think again. He finally decided that </text:span><text:span text:style-name="T3">he would </text:span><text:span text:style-name="T3">stay in the Union Station </text:span><text:span text:style-name="T1">and have patience to </text:span><text:span text:style-name="T3">wait one more hour for Marie</text:span><text:span text:style-name="T1">. He </text:span><text:span text:style-name="T1">thought that she was really playing a joke on him and would surely come by </text:span><text:span text:style-name="T3">1 o'clock</text:span><text:span text:style-name="T1">. <text:s/></text:span><text:span text:style-name="T2"><text:s/></text:span><text:span text:style-name="T2">Robert thought how happy he would have been, as he </text:span><text:span text:style-name="T1">expected by this time to be </text:span><text:span text:style-name="T1">married to Marie and happily on their way to New York to celebrate their honeymoon. </text:span><text:span text:style-name="T3">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19">
          <table:table-cell office:value-type="string">
            <text:p>11</text:p>
          </table:table-cell>
          <table:table-cell office:value-type="string">
            <text:p>125</text:p>
          </table:table-cell>
          <table:table-cell office:value-type="string">
            <text:p>June 5, 1927. <text:s/>1 o'clock.</text:p>
          </table:table-cell>
          <table:table-cell/>
          <table:table-cell table:style-name="ce9" office:value-type="string">
            <text:p><text:span text:style-name="T1"><text:s/></text:span><text:span text:style-name="T1">Robert </text:span><text:span text:style-name="T3">watched the movement of every woman who passed thru the gates of the </text:span><text:span text:style-name="T3">Union Station for Marie</text:span><text:span text:style-name="T1">, but each minute brought bitter disappointment. His heart, </text:span><text:span text:style-name="T1">which but a few hours ago was filled with love and happiness, was sad. Robert looked </text:span><text:span text:style-name="T1">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text:span><text:span text:style-name="T1">Marie was in sight. He walked over to the news stand and bought a paper and decided </text:span><text:span text:style-name="T1">to sit down for a few</text:span></text:p>
            <text:p><text:span text:style-name="T1">minutes and try to read. As he slowly turned the pages of the paper looking for </text:span><text:span text:style-name="T1">something he knew not what, suddenly his eyes fell upon the heading; "The Best Thing </text:span><text:span text:style-name="T1">on Earth" by R. L. Cole. The first thought that entered Robert's mind was that </text:span><text:span text:style-name="T3">the best </text:span><text:span text:style-name="T3">thing on earth was Marie and that the greatest thing in the world was love.</text:span><text:span text:style-name="T1"> He read </text:span><text:span text:style-name="T1">the entire article.</text:span></text:p>
          </table:table-cell>
          <table:table-cell office:value-type="string">
            <text:p>“woman” == planet?</text:p>
          </table:table-cell>
          <table:table-cell table:number-columns-repeated="1018"/>
        </table:table-row>
        <table:table-row table:style-name="ro12">
          <table:table-cell office:value-type="string">
            <text:p>12</text:p>
          </table:table-cell>
          <table:table-cell office:value-type="string">
            <text:p>130, 131</text:p>
          </table:table-cell>
          <table:table-cell office:value-type="string">
            <text:p>June 5, 1927. <text:s/>After 1:30pm</text:p>
          </table:table-cell>
          <table:table-cell/>
          <table:table-cell table:style-name="ce9" office:value-type="string">
            <text:p><text:span text:style-name="T1"><text:s/></text:span><text:span text:style-name="T1">These statements [by R. L. Cole] agreed exactly with Robert’s views. He had found his </text:span><text:span text:style-name="T1">greatest help in the Bible and knew John Wanamaker was right when he said that the </text:span><text:span text:style-name="T1">greatest purchase he ever made in his life was when he was </text:span><text:span text:style-name="T3">11 years old</text:span><text:span text:style-name="T1"> and bought </text:span><text:span text:style-name="T1">the Bible for</text:span><text:span text:style-name="T3"> $2.75. <text:s/></text:span><text:span text:style-name="T16"><text:s/>By the time Robert had finished reading this article, </text:span><text:span text:style-name="T3">it was </text:span><text:span text:style-name="T3">after 1:30 P.M</text:span><text:span text:style-name="T4">. and he decided that it was hopeless to wait longer for Marie, that </text:span><text:span text:style-name="T4">something radically wrong had happened and she had either gone away</text:span><text:span text:style-name="T18"> or an accident </text:span><text:span text:style-name="T18">had befallen her. He must </text:span><text:span text:style-name="T16">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6">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text:span><text:span text:style-name="T3">inquire</text:span></text:p>
            <text:p><text:span text:style-name="T3">at all of the stations where the train stopped that night on the way from Texarkana </text:span><text:span text:style-name="T3">to St. Louis, in order to get a clue to Marie’s disappearance.</text:span><text:span text:style-name="T1"> <text:s/></text:span><text:span text:style-name="T2"><text:s/>After talking with Mr. </text:span><text:span text:style-name="T2">Kennelworth, Robert got </text:span><text:span text:style-name="T1">in touch over the 'phone with the railroad officials in St. Louis </text:span><text:span text:style-name="T1">and notified them of Marie’s disappearance from the train. They promised to send </text:span><text:span text:style-name="T1">telegrams to all the station agents, to </text:span><text:span text:style-name="T3">have all the trains watched and try to secure </text:span><text:span text:style-name="T3">some information</text:span><text:span text:style-name="T1"> for him. They were to com</text:span><text:span text:style-name="T2">municate with him just as soon as they </text:span><text:span text:style-name="T2">had anything </text:span><text:span text:style-name="T1">definite one way or the other.</text:span><text:span text:style-name="T2"> </text:span><text:span text:style-name="T16">Robert now realized that he must go thru </text:span><text:span text:style-name="T16">the greatest </text:span><text:span text:style-name="T3">ordeal yet -- that of waiting hourly for some news of Marie. He knew </text:span><text:span text:style-name="T3">the hours would pass slowly </text:span><text:span text:style-name="T1">and decided to formulate a plan in case Marie did not </text:span><text:span text:style-name="T1">return to school or to her home, and if no news came from her the next day what would </text:span><text:span text:style-name="T1">be his next move and what he should do to try to locate her. </text:span><text:span text:style-name="T3">The next time Robert </text:span><text:span text:style-name="T3">noticed the time of day, it was after 6 P.M.</text:span><text:span text:style-name="T1"> and he realized that he had had no </text:span><text:span text:style-name="T1">breakfast, lunch or dinner, but his heart was heavy and he felt that he could not eat </text:span><text:span text:style-name="T1">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9"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St. </text:span><text:span text:style-name="T2">Louis. The present was a </text:span><text:span text:style-name="T16">wedding </text:span><text:span text:style-name="T3">ring set with diamonds and a beautiful brooch </text:span><text:span text:style-name="T3">made of two hearts woven together and tied with a cluster of diamonds and </text:span><text:span text:style-name="T3">pearls. </text:span><text:span text:style-name="T1">This was to be the great surprise for Marie and he was going to present it to </text:span><text:span text:style-name="T1">Marie after they were married, as a token of the</text:span><text:span text:style-name="T3"> two hearts</text:span><text:span text:style-name="T1"> that now beat as one. </text:span><text:span text:style-name="T1">Robert looked at this and thought of how the </text:span><text:span text:style-name="T3">diamonds</text:span><text:span text:style-name="T1"> represented Marie in all of her </text:span><text:span text:style-name="T1">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92"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bought a </text:span><text:span text:style-name="T1">little book entitled, “Poems That Have Helped Me,” collected by S. E. Kiser. <text:s/>Poems </text:span><text:span text:style-name="T1">mentioned in that collection of poems: "Faith" by Tennyson [pg. 134]. <text:s/>Poem by Aubrey </text:span><text:span text:style-name="T1">de Vere (no title of poem given) [pg. 135]. <text:s text:c="2"/>"Courage" by Thos. F. Porter [pg. 135, 136]. <text:s/></text:span><text:span text:style-name="T1">"Not in Vain" by Emily Dickinson [pg. 136, 137]. <text:s/></text:span><text:span text:style-name="T46">Regarding <text:s/>"Courage" by Thos. F. </text:span><text:span text:style-name="T46">Porter, <text:s/>It surely had been written for him </text:span><text:span text:style-name="T52">in this very hour of trouble</text:span><text:span text:style-name="T46"> and realized with </text:span><text:span text:style-name="T46">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9"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asleep.</text:span><text:span text:style-name="T2"> </text:span><text:span text:style-name="T2">The little book, “Poems That Have Helped </text:span><text:span text:style-name="T1">Me,” lay on the bed beside him. Because the </text:span><text:span text:style-name="T3">sun was coming in the east window</text:span><text:span text:style-name="T1"> he knew that he must have slept thru some part </text:span><text:span text:style-name="T1">of the night, and it was now morning.</text:span><text:span text:style-name="T2"> <text:s/>His first thought was of Marie, and of any news </text:span><text:span text:style-name="T1">that might have come. Picking up the little book, the first thing that struck his eye was </text:span><text:span text:style-name="T1">the poem, </text:span><text:span text:style-name="T3">“Press On” by Park Benjamin. <text:s/></text:span><text:span text:style-name="T4">RG </text:span><text:span text:style-name="T3">hastily read this poem</text:span><text:span text:style-name="T4"> and found </text:span><text:span text:style-name="T4">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93"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text:span><text:span text:style-name="T1">had made money on </text:span><text:span text:style-name="T3">a thousand dollars</text:span><text:span text:style-name="T1"> in the market and now how he would </text:span><text:span text:style-name="T3">give </text:span><text:span text:style-name="T3">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22">
          <table:table-cell office:value-type="string">
            <text:p>12</text:p>
          </table:table-cell>
          <table:table-cell office:value-type="string">
            <text:p>144</text:p>
          </table:table-cell>
          <table:table-cell table:style-name="ce29" office:value-type="string">
            <text:p>No timestamp given, but it is still Monday, June 6, 1927</text:p>
          </table:table-cell>
          <table:table-cell/>
          <table:table-cell table:style-name="ce9"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6">only a short time before </text:span><text:span text:style-name="T2">headed: </text:span><text:span text:style-name="T2">“Tomorrow’s Chance,” by his favorite modern poet, S. E. Kiser. <text:s text:c="2"/></text:span><text:span text:style-name="T16">This poem seemed to </text:span><text:span text:style-name="T16">fit his case</text:span><text:span text:style-name="T2"> and he read it over carefully. He resolved that regardless of discouragement </text:span><text:span text:style-name="T2">or disappointment, blasted hopes, lost ideals or shattered dreams, he would still have </text:span><text:span text:style-name="T2">the courage to</text:span></text:p>
            <text:p><text:span text:style-name="T2">exert himself for “Tomorrow’s Chance.” After reading this poem he began to think about </text:span><text:span text:style-name="T2">the future and his plans. He knew that he had intended to go into the market again on </text:span><text:span text:style-name="T2">Monday or Tuesday, but the thought came to him -- What good would money do now, </text:span><text:span text:style-name="T2">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53">
          <table:table-cell office:value-type="string">
            <text:p>12</text:p>
          </table:table-cell>
          <table:table-cell office:value-type="string">
            <text:p>147</text:p>
          </table:table-cell>
          <table:table-cell table:style-name="ce29" office:value-type="string">
            <text:p>8:15pm</text:p>
          </table:table-cell>
          <table:table-cell office:value-type="string">
            <text:p>It should still be June 6, 1927.</text:p>
          </table:table-cell>
          <table:table-cell table:style-name="ce41" office:value-type="string">
            <text:p><text:span text:style-name="T1">Expected phone call received from Mr. Kennelworth: At about 8:15 the telephone rang </text:span><text:span text:style-name="T1">and Mr. Kennelworth was on the wire. Robert knew from Mr. Kennelworth’s voice that he </text:span><text:span text:style-name="T1">had no good news. Mr. Kennelworth informed him that no word had been received from </text:span><text:span text:style-name="T1">Marie by her parents, and that they had called up the school in Sherman, Texas, and not </text:span><text:span text:style-name="T1">a word had been heard from her there. The school informed them that she had left </text:span><text:span text:style-name="T1">school on Saturday afternoon and had not been seen since. Of course, Robert knew </text:span><text:span text:style-name="T1">she had left Sherman to meet him and was now more anxious and worried than ever </text:span><text:span text:style-name="T1">and freely expressed his great anxiety to Mr. Kennelworth. Mr. Kennelworth was still </text:span><text:span text:style-name="T1">hopeful and tried to cheer and encourage Robert. Advised him to go on to New York and </text:span><text:span text:style-name="T1">wait him there. </text:span><text:span text:style-name="T2"><text:s/>Mr. Kennelworth said that he planned to leave for New </text:span><text:span text:style-name="T1">York at the end </text:span><text:span text:style-name="T1">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54">
          <table:table-cell office:value-type="string">
            <text:p>12</text:p>
          </table:table-cell>
          <table:table-cell office:value-type="string">
            <text:p>151</text:p>
          </table:table-cell>
          <table:table-cell office:value-type="string">
            <text:p>Tuesday, June 7, 1927</text:p>
          </table:table-cell>
          <table:table-cell/>
          <table:table-cell table:style-name="ce94" office:value-type="string">
            <text:p>RG was looking forward to Tuesday, the 7<text:span text:style-name="T15">th</text:span> day of the month. <text:s/><text:span text:style-name="T19"><text:s/>He had </text:span><text:span text:style-name="T1">learned that the </text:span><text:span text:style-name="T1">"7th" was a sacred day, and had often talked to Marie about the number 7, and the </text:span><text:span text:style-name="T1">number of times it is spoken of in the Bible. How God had blessed the 7th day and </text:span><text:span text:style-name="T1">made it the Sabbath; how many things had come to pass on the 7th day of the 7</text:span><text:span text:style-name="T45">th</text:span><text:span text:style-name="T1"> </text:span><text:span text:style-name="T1">month, or the 7th year referred to in the Bible. In some way he felt that on this day news </text:span><text:span text:style-name="T1">would come from Marie and he hoped that it would be good. Robert awoke on Tuesday </text:span><text:span text:style-name="T1">morning feeling much better, had his breakfast early, bought the newspaper and read all </text:span><text:span text:style-name="T1">about the receptions being planned for Colonel Lindbergh and again the wish stole into </text:span><text:span text:style-name="T1">his heart and the hope was revived that in some way Marie might be with him when </text:span><text:span text:style-name="T1">Lindbergh arrived in New York.</text:span></text:p>
          </table:table-cell>
          <table:table-cell table:number-columns-repeated="1019"/>
        </table:table-row>
        <table:table-row table:style-name="ro19">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1"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ext:span><text:span text:style-name="T2">the papers </text:span><text:span text:style-name="T1">the following day were going to bring results and that probably Marie, just as </text:span><text:span text:style-name="T1">soon as she saw it, would come to him. So he really began to plan and hope and get </text:span><text:span text:style-name="T1">ready for a marriage to take place on his birthday. </text:span><text:span text:style-name="T2"><text:s/>He was so happy over this sudden </text:span><text:span text:style-name="T2">thought, so elated </text:span><text:span text:style-name="T1">that he 'phoned Mr. Kennelworth again that night and told him all </text:span><text:span text:style-name="T1">about it. Mr. Kennelworth, </text:span><text:span text:style-name="T3">half-hearted</text:span><text:span text:style-name="T1"> but hopeful, agreed with Robert that </text:span><text:span text:style-name="T3">there </text:span><text:span text:style-name="T3">might be </text:span><text:span text:style-name="T16">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5"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0">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6" office:value-type="string">
            <text:p><text:span text:style-name="T23">After Robert had talked with Walter, the bellboy came and brought a </text:span><text:span text:style-name="T24">special-delivery </text:span><text:span text:style-name="T24">letter and a telegram</text:span><text:span text:style-name="T23">. Robert opened the telegram hurriedly, hoping that it was </text:span><text:span text:style-name="T23">something from Marie, but found it was a</text:span></text:p>
            <text:p><text:span text:style-name="T23">telegram from his mother in which she congratulated him on his birthday the following </text:span><text:span text:style-name="T23">day, and encouraged him to hope for the best and not give way to despair in case Marie </text:span><text:span text:style-name="T23">did not show up. The special-delivery letter was also from Robert's mother. <text:s/>RG is </text:span><text:span text:style-name="T23">looking forward to his birthday with great hopes and expectations. </text:span><text:span text:style-name="T24">His 21st birthday </text:span><text:span text:style-name="T24">meant a great deal to him, meant more than any other birthday because he hoped </text:span><text:span text:style-name="T24">that it would bring Marie.</text:span><text:span text:style-name="T23"> <text:s/>Robert prayed his usual night prayer for the protection of </text:span><text:span text:style-name="T23">Marie and went to sleep, to dream of his birthday.</text:span></text:p>
          </table:table-cell>
          <table:table-cell table:number-columns-repeated="1019"/>
        </table:table-row>
        <table:table-row table:style-name="ro12">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1"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8">"This is going to be a real </text:span><text:span text:style-name="T18">happy </text:span><text:span text:style-name="T4">birthday. I am making money fast now in wheat and cotton and will soon be </text:span><text:span text:style-name="T4">making money in stocks." <text:s/></text:span><text:span text:style-name="T18"><text:s/>He figured up his profits on Cotton, Wheat </text:span><text:span text:style-name="T1">and Stocks and</text:span><text:span text:style-name="T3"> </text:span><text:span text:style-name="T3">on this birthday he was worth $30,000.</text:span><text:span text:style-name="T1"> <text:s/></text:span><text:span text:style-name="T2"><text:s/>He decided to forget about the market as </text:span><text:span text:style-name="T16">everything </text:span><text:span text:style-name="T3">was moving along his way</text:span><text:span text:style-name="T1"> and returned to the hotel to wait for news of </text:span><text:span text:style-name="T1">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7" office:value-type="string">
            <text:p><text:span text:style-name="T25">When 11 o'clock came Robert's mind reverted back to Sunday when he was </text:span><text:span text:style-name="T25">watching the clock in the Union Station, hoping and waiting for Marie to appear. </text:span><text:span text:style-name="T26">Robert became a little 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8" office:value-type="string">
            <text:p><text:span text:style-name="T27">The clock struck twelve on his birthday and no Marie and no news from her.</text:span><text:span text:style-name="T28"> A few </text:span><text:span text:style-name="T28">minutes after 12 his bell rang and a messenger boy appeared with a telegram. "Ah," </text:span><text:span text:style-name="T28">Robert thought, "this is from Marie or some news from her." But it was a telegram of </text:span><text:span text:style-name="T28">congratulations from his old pal, Walter, who asked that he convey the first news which </text:span><text:span text:style-name="T28">he received in regard to Marie and stated that he hoped be <text:s/></text:span><text:span text:style-name="T6">fore the day was over he </text:span><text:span text:style-name="T6">could congratulate Robert on </text:span><text:span text:style-name="T28">his marriage to Marie. </text:span></text:p>
          </table:table-cell>
          <table:table-cell table:number-columns-repeated="1019"/>
        </table:table-row>
        <table:table-row table:style-name="ro12">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9" office:value-type="string">
            <text:p><text:span text:style-name="T6"><text:s/></text:span><text:span text:style-name="T29">A little later in the day Robert received a long telegram from Mr. Kennelworth, </text:span><text:span text:style-name="T29">congratulating him on his birthday and offering words of encouragement, also telling </text:span><text:span text:style-name="T29">Robert that he expected to leave Texarkana on Friday night, June 10th, and </text:span><text:span text:style-name="T26">arrive in St. </text:span><text:span text:style-name="T26">Louis some time in the morning and that Robert should be ready to start with him to </text:span><text:span text:style-name="T26">New York, as he wanted to be there when Lindbergh arrived. Robert received another </text:span><text:span text:style-name="T26">telegram from his mother congratulating him on his birthday and wishing him every </text:span><text:span text:style-name="T26">success and happiness. <text:s text:c="2"/></text:span></text:p>
          </table:table-cell>
          <table:table-cell table:number-columns-repeated="1019"/>
        </table:table-row>
        <table:table-row table:style-name="ro22">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5" office:value-type="string">
            <text:p><text:span text:style-name="T26">These messages were very encouraging but it was now 2 o'clock and Robert began to </text:span><text:span text:style-name="T26">be keenly disappointed – he had raised his hopes so high that Marie would appear or </text:span><text:span text:style-name="T26">some news would come. He paced the floor in anxiety, his heart beating rapidly and was </text:span><text:span text:style-name="T26">forced to admit to himself that he had been over hopeful. He started to send a telegram </text:span><text:span text:style-name="T26">to Mr. Kennelworth asking him to wire or 'phone just as soon as possible if any news </text:span><text:span text:style-name="T26">had been received of Marie and asked him to call up Marie's parents and find out if they </text:span><text:span text:style-name="T26">had heard anything. </text:span><text:span text:style-name="T30">Minutes now began to drag slowly, as they had on Sunday </text:span><text:span text:style-name="T30">when Robert had watched the clock and saw his hopes slowly waning. They were </text:span><text:span text:style-name="T30">now waning again and Robert grew heartsick</text:span><text:span text:style-name="T26">, but cheered himself with the thought </text:span><text:span text:style-name="T26">that the day 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4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8">ike </text:span><text:span text:style-name="T4">a voice coming across the stillness of the night, he seemed to hear Marie calling as she </text:span><text:span text:style-name="T4">used to call: "Robert, dear," "Robert dear." He jumped from his chair, startled, because </text:span><text:span text:style-name="T4">for a moment he thought it was her voice, for he had been hoping and expecting each </text:span><text:span text:style-name="T4">moment to hear her voice, but alas it was only a ghost of imagination and no Marie was </text:span><text:span text:style-name="T4">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5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56">RG goes </text:span><text:span text:style-name="T56">to Professor O. B. Joyful's office for an astrology reading. <text:s/></text:span><text:span text:style-name="T2"><text:s/>RG reads some </text:span><text:span text:style-name="T2">poems [about love] that </text:span><text:span text:style-name="T16">attracted</text:span><text:span text:style-name="T2"> his attention. <text:s text:c="3"/>Robert knew that </text:span><text:span text:style-name="T16">he was using love </text:span><text:span text:style-name="T16">every day</text:span><text:span text:style-name="T2"> and it seemed that</text:span><text:span text:style-name="T16"> the Professor had prepared his office to receive</text:span></text:p>
            <text:p><text:span text:style-name="T16">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4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2">
          <table:table-cell office:value-type="string">
            <text:p>15</text:p>
          </table:table-cell>
          <table:table-cell office:value-type="string">
            <text:p>187</text:p>
          </table:table-cell>
          <table:table-cell office:value-type="string">
            <text:p>Monday June 13, 1927</text:p>
          </table:table-cell>
          <table:table-cell/>
          <table:table-cell table:style-name="ce9" office:value-type="string">
            <text:p><text:span text:style-name="T1"><text:s/></text:span><text:span text:style-name="T1">Mr. Kennelworth, Robert and Walter arose early to be ready for </text:span><text:span text:style-name="T3">Colonel Lindbergh’s </text:span><text:span text:style-name="T3">triumphant march up Broadway. </text:span><text:span text:style-name="T1">Robert was very enthusiastic about it and talked </text:span><text:span text:style-name="T1">about what a great achievement it was and </text:span><text:span text:style-name="T3">what it meant to the world, especially to </text:span><text:span text:style-name="T3">the United States</text:span><text:span text:style-name="T1">. Walter told him that they must get busy and </text:span><text:span text:style-name="T3">start to lay out the </text:span><text:span text:style-name="T3">plans to build Robert’s great airplane. </text:span><text:span text:style-name="T16"><text:s/></text:span><text:span text:style-name="T2">When they started out on the street, Robert </text:span><text:span text:style-name="T2">began to </text:span><text:span text:style-name="T1">talk of Marie and said that he hoped that he would find her that day. Thru all </text:span><text:span text:style-name="T1">the surging crowds, he stared in the face of every woman, hoping that Marie, if she was </text:span><text:span text:style-name="T1">alive, might have decided to come to New York for the </text:span><text:span text:style-name="T3">Lindbergh reception</text:span><text:span text:style-name="T1">. It was a </text:span><text:span text:style-name="T1">great day for Colonel Lindbergh, and a great day for Robert, because it encouraged his </text:span><text:span text:style-name="T1">hope for the day, and believed it would come to pass when airplanes would conquer the </text:span><text:span text:style-name="T1">world and bring universal peace.</text:span></text:p>
          </table:table-cell>
          <table:table-cell table:number-columns-repeated="1019"/>
        </table:table-row>
        <table:table-row table:style-name="ro10">
          <table:table-cell office:value-type="string">
            <text:p>16</text:p>
          </table:table-cell>
          <table:table-cell office:value-type="string">
            <text:p>197</text:p>
          </table:table-cell>
          <table:table-cell office:value-type="string">
            <text:p>Sunday, June 19, 1927</text:p>
          </table:table-cell>
          <table:table-cell/>
          <table:table-cell table:style-name="ce41" office:value-type="string">
            <text:p><text:span text:style-name="T1"><text:s/></text:span><text:span text:style-name="T1">On Sunday, June 19, 1927, Robert Gordon spent the day studying his charts and </text:span><text:span text:style-name="T1">working out his cycles for stocks, cotton and grain. He was short of Major Motors and </text:span><text:span text:style-name="T1">was watching it very closely. </text:span><text:span text:style-name="T3">On this day he made a new and great discovery of a </text:span><text:span text:style-name="T3">time factor</text:span><text:span text:style-name="T1"> from which he figured that Major Motors would decline until about June 30th </text:span><text:span text:style-name="T1">and then start an advance which would last until about September 16th, 1927, when the </text:span><text:span text:style-name="T1">Company would be 19 years old and at that time the stock would reach final high and </text:span><text:span text:style-name="T1">would then go down to February to April, 1929. <text:s/></text:span><text:span text:style-name="T2"><text:s/>[pg. 197] <text:s/>His </text:span><text:span text:style-name="T1">great discovery of what </text:span><text:span text:style-name="T1">stocks would do at a certain age enabled him to make enormous profits when stocks </text:span><text:span text:style-name="T1">reached the age where they would have fast moves up or down in a very short time. [pg. </text:span><text:span text:style-name="T1">199]</text:span></text:p>
          </table:table-cell>
          <table:table-cell table:number-columns-repeated="1019"/>
        </table:table-row>
        <table:table-row table:style-name="ro12">
          <table:table-cell office:value-type="string">
            <text:p>16</text:p>
          </table:table-cell>
          <table:table-cell office:value-type="string">
            <text:p>199</text:p>
          </table:table-cell>
          <table:table-cell office:value-type="string">
            <text:p>October, 1927</text:p>
          </table:table-cell>
          <table:table-cell/>
          <table:table-cell table:style-name="ce9"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50" office:value-type="string">
            <text:p><text:span text:style-name="T1"><text:s/></text:span><text:span text:style-name="T1">He worked upon his invention, and Walter was his sole companion. Walter had met an </text:span><text:span text:style-name="T1">old man by the name of </text:span><text:span text:style-name="T3">Henry Watson</text:span><text:span text:style-name="T1"> who was a veteran of Wall Street, now over 70 </text:span><text:span text:style-name="T1">years of age, had made and lost many fortunes and had seen the biggest and best </text:span><text:span text:style-name="T1">plungers go on the rocks in Wall Street. </text:span><text:span text:style-name="T3">Walter introduced Mr. Watson to Robert </text:span><text:span text:style-name="T1">and </text:span><text:span text:style-name="T1">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9" office:value-type="string">
            <text:p><text:s/>Mr. Kennelworth left New York and returned to Texarkana in the latter part of June, 1927.</text:p>
          </table:table-cell>
          <table:table-cell table:number-columns-repeated="1019"/>
        </table:table-row>
        <table:table-row table:style-name="ro11">
          <table:table-cell office:value-type="string">
            <text:p>19</text:p>
          </table:table-cell>
          <table:table-cell office:value-type="string">
            <text:p>223</text:p>
          </table:table-cell>
          <table:table-cell office:value-type="string">
            <text:p>Christmas 1927</text:p>
          </table:table-cell>
          <table:table-cell/>
          <table:table-cell table:style-name="ce93"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much</text:span></text:p>
            <text:p><text:span text:style-name="T1">could happen in one short year. He thought of all he could do for Marie this year if he </text:span><text:span text:style-name="T1">only knew where she was. Decided that he would buy some beautiful presents for her </text:span><text:span text:style-name="T1">anyway and keep them until she returned to show her that he was thinking of her on </text:span><text:span text:style-name="T1">Christmas. </text:span><text:span text:style-name="T3">He bought a beautiful diamond ring</text:span><text:span text:style-name="T1"> and a bracelet set with sapphires and </text:span><text:span text:style-name="T1">diamonds. When the jeweler delivered them Robert looked them over and thought of all </text:span><text:span text:style-name="T1">Marie's beauty and purity. His faith in her was still supreme. He was very sad and wept </text:span><text:span text:style-name="T1">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50" office:value-type="string">
            <text:p><text:span text:style-name="T1"><text:s/></text:span><text:span text:style-name="T3">His heart turned to his next dearest friend – his mother.</text:span><text:span text:style-name="T1"> He decided to try to make it </text:span><text:span text:style-name="T1">the happiest Christmas of her life and bought her every kind of a present that he thought </text:span><text:span text:style-name="T1">would make her happy and comfortable and sent her a check for $5,000.00 to do with </text:span><text:span text:style-name="T1">just as she pleased and buy anything she wanted. Begged her to come to New York to </text:span><text:span text:style-name="T1">see him soon after the new year, as he wanted her to see the sights of the city, and </text:span><text:span text:style-name="T1">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89" office:value-type="string">
            <text:p><text:s/>In the early part of 1928</text:p>
          </table:table-cell>
          <table:table-cell/>
          <table:table-cell table:style-name="ce9" office:value-type="string">
            <text:p><text:span text:style-name="T1"><text:s/></text:span><text:span text:style-name="T1">His first airplane was now completed, -- a small one according to the plan laid down by </text:span><text:span text:style-name="T1">Ezekiel in the Bible.</text:span><text:span text:style-name="T2"> Robert </text:span><text:span text:style-name="T1">then sailed away in his new plane which he had named "The </text:span><text:span text:style-name="T1">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89" office:value-type="string">
            <text:p><text:s/>In the early part of 1928</text:p>
          </table:table-cell>
          <table:table-cell/>
          <table:table-cell table:style-name="ce95" office:value-type="string">
            <text:p><text:span text:style-name="T6">Robert's next invention was to build a silent motor, </text:span><text:span text:style-name="T29">or a muffler, which would prevent any </text:span><text:span text:style-name="T29">sound. He knew that this would be very useful in war. <text:s/></text:span><text:span text:style-name="T6"><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89"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text:span><text:span text:style-name="T3">successful flight to Japan, where he was received with great honor.</text:span><text:span text:style-name="T1"> Japan was </text:span><text:span text:style-name="T1">very much interested in his new plane [St. Marie] and in his muffler. The Japanese </text:span><text:span text:style-name="T1">Government quickly closed a deal and bought his invention for a large sum of money.</text:span></text:p>
          </table:table-cell>
          <table:table-cell table:number-columns-repeated="1019"/>
        </table:table-row>
        <table:table-row table:style-name="ro12">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0">
          <table:table-cell table:style-name="ce10" office:value-type="string">
            <text:p>19</text:p>
          </table:table-cell>
          <table:table-cell table:style-name="ce10" office:value-type="string">
            <text:p>226</text:p>
          </table:table-cell>
          <table:table-cell table:style-name="ce10" office:value-type="string">
            <text:p>May 1928</text:p>
          </table:table-cell>
          <table:table-cell table:style-name="ce10"/>
          <table:table-cell table:style-name="ce9" office:value-type="string">
            <text:p><text:s/>In May, 1928, Walter received a radiogram from Robert saying that <text:span text:style-name="T5">he was leaving </text:span><text:span text:style-name="T5">Japan the latter part of the month and was going to sail "The St. Marie" back to </text:span><text:span text:style-name="T5">New York. </text:span>Walter and Miss Edna Quinton, the secretary, had followed the newspaper reports of the <text:span text:style-name="T5">great reception</text:span> <text:span text:style-name="T5">tendered Robert by the officials of the Japanese </text:span><text:span text:style-name="T5">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94" office:value-type="string">
            <text:p>What is a <text:span text:style-name="T5">radio</text:span>gram? <text:s/><text:span text:style-name="T66">Note also, that they greet Robert on his </text:span><text:span text:style-name="T67">return</text:span><text:span text:style-name="T66">.</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1"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he </text:span><text:span text:style-name="T1">new airport on </text:span><text:span text:style-name="T3">Governor's Island [New York] </text:span><text:span text:style-name="T1">without any mishap to his plane ("The St. </text:span><text:span text:style-name="T1">Marie").</text:span></text:p>
          </table:table-cell>
          <table:table-cell table:style-name="Default"/>
          <table:table-cell table:number-columns-repeated="1018"/>
        </table:table-row>
        <table:table-row table:style-name="ro56">
          <table:table-cell table:style-name="ce10" office:value-type="string">
            <text:p>19</text:p>
          </table:table-cell>
          <table:table-cell table:style-name="ce10" office:value-type="string">
            <text:p>229</text:p>
          </table:table-cell>
          <table:table-cell table:style-name="ce10" office:value-type="string">
            <text:p>Current timestamp is June 1928</text:p>
          </table:table-cell>
          <table:table-cell/>
          <table:table-cell table:style-name="ce96" office:value-type="string">
            <text:p><text:span text:style-name="T26">Walter Kennelworth was graduated from Columbia College in June and </text:span><text:span text:style-name="T26">prepared to work with Robert in the </text:span><text:span text:style-name="T30">office</text:span><text:span text:style-name="T26">. Edna Quinton had proved to be a </text:span><text:span text:style-name="T26">faithful employee and a valuable aid to Robert. </text:span><text:span text:style-name="T6">Edna Quinton had been in [RG's] </text:span><text:span text:style-name="T25">office</text:span><text:span text:style-name="T6"> ever since </text:span><text:span text:style-name="T26">he was in New York.</text:span></text:p>
          </table:table-cell>
          <table:table-cell table:number-columns-repeated="1019"/>
        </table:table-row>
        <table:table-row table:style-name="ro57">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82" office:value-type="string">
            <text:p><text:span text:style-name="T43"><text:s/></text:span><text:span text:style-name="T43">There is an old saying that intimacy breeds contempt, but it did not prove so with Walter </text:span><text:span text:style-name="T43">Kennelworth and Edna Quinton. One beautiful morning in early September, 1928, </text:span><text:span text:style-name="T44">Robert </text:span><text:span text:style-name="T44">Gordon stepped into the laboratory and found Edna in the arms of Walter.</text:span><text:span text:style-name="T43"> He made a hasty </text:span><text:span text:style-name="T43">exit, but Walter and Edna knew that they had been caught. Robert was very happy at this </text:span><text:span text:style-name="T43">discovery because he knew that it was just the thing Walter needed to stimulate his ambitions and </text:span><text:span text:style-name="T43">give him something to work for. He realized what a wonderful woman Miss Quinton was, and </text:span><text:span text:style-name="T43">that she, too, needed inspiration that love alone could give. That evening he invited Walter to </text:span><text:span text:style-name="T43">dinner with him and when they were alone said, "Well, Walter, the love bug has got you at last." </text:span><text:span text:style-name="T43">Walter was bashful at first and didn't want to talk much about it; then he admitted that it had </text:span><text:span text:style-name="T43">come on very suddenly when he and Edna had realized that they were both in love with each </text:span><text:span text:style-name="T43">other. Robert told him that</text:span><text:span text:style-name="T44"> it was inevitable</text:span><text:span text:style-name="T43"> and </text:span><text:span text:style-name="T57"><text:s/>that </text:span><text:span text:style-name="T58">now was the time it should start</text:span><text:span text:style-name="T57"> and that </text:span><text:span text:style-name="T57">it would </text:span><text:span text:style-name="T43">be better for both of them. They were business partners and it would make them more </text:span><text:span text:style-name="T43">happy and successful in their work. Walter asked him if he still had hopes of finding Marie. </text:span><text:span text:style-name="T43">Robert told him that he did – that he would never give up the search. </text:span><text:span text:style-name="T44">Everything moved along </text:span><text:span text:style-name="T44">smoothly after this.</text:span><text:span text:style-name="T43"> Walter and Edna were happy in their work and the Fall of 1928 rewarded </text:span><text:span text:style-name="T43">them with a new and wonderful discovery.</text:span></text:p>
          </table:table-cell>
          <table:table-cell table:number-columns-repeated="1019"/>
        </table:table-row>
        <table:table-row table:style-name="ro48">
          <table:table-cell office:value-type="string">
            <text:p>19</text:p>
          </table:table-cell>
          <table:table-cell office:value-type="string">
            <text:p>235, 236</text:p>
          </table:table-cell>
          <table:table-cell office:value-type="string">
            <text:p>Fall of 1928 the DOD was completed.</text:p>
          </table:table-cell>
          <table:table-cell/>
          <table:table-cell table:style-name="ce82" office:value-type="string">
            <text:p><text:span text:style-name="T43"><text:s/></text:span><text:span text:style-name="T43">The completion of the great machine, "The Demon of Death," which Robert had worked on </text:span><text:span text:style-name="T43">untiringly day and night, was a great triumph for him, but his wonderful energy had been </text:span><text:span text:style-name="T43">exhausted. Walter had noticed </text:span><text:span text:style-name="T57"><text:s/>before the machine was completed that Robert looked </text:span><text:span text:style-name="T43">tired and </text:span><text:span text:style-name="T43">worn. His mind lacked its old-time quickness and he feared for his health. Robert began to reach </text:span><text:span text:style-name="T43">the office late and ceased to take an interest in his work. He was moody and despondent. </text:span></text:p>
          </table:table-cell>
          <table:table-cell table:number-columns-repeated="1019"/>
        </table:table-row>
        <table:table-row table:style-name="ro58">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97" office:value-type="string">
            <text:p><text:span text:style-name="T59">Thanksgiving Day, Walter and Edna arranged a big dinner and invited </text:span><text:span text:style-name="T60">Robert. He appeared </text:span><text:span text:style-name="T60">very much worn and ate very little dinner. Both Walter and Edna noticed that he was less </text:span><text:span text:style-name="T60">talkative than ever before. About an hour after dinner was over </text:span><text:span text:style-name="T61">Robert fell in a faint</text:span><text:span text:style-name="T60">. A </text:span><text:span text:style-name="T60">doctor was called immediately and after making a careful examination pronounced it </text:span><text:span text:style-name="T61">a case </text:span><text:span text:style-name="T61">of nervous breakdown.</text:span><text:span text:style-name="T60"> Said there must be </text:span><text:span text:style-name="T61">something preying on his mind</text:span><text:span text:style-name="T60"> or that he had </text:span><text:span text:style-name="T60">been under a long strain. Walter explained the disappearance of Marie and how Robert had </text:span><text:span text:style-name="T60">worried over the love affair; his long, strenuous campaigns in the stock and commodity </text:span><text:span text:style-name="T60">markets and his work upon his inventions; that up to a few months previous Robert had been </text:span><text:span text:style-name="T60">able to work almost day and night without showing any fatigue, but that in recent weeks he </text:span><text:span text:style-name="T60">had noticed a great change in him. After the doctor had heard the story of the love affair and </text:span><text:span text:style-name="T60">Marie's disappearance, he was sure that a long and needed rest was necessary to restore </text:span><text:span text:style-name="T60">Robert to his normal health. He ordered him to remain absolutely quiet and not attempt to </text:span><text:span text:style-name="T60">look after any of the details of his business.</text:span></text:p>
          </table:table-cell>
          <table:table-cell table:number-columns-repeated="1019"/>
        </table:table-row>
        <table:table-row table:style-name="ro59">
          <table:table-cell office:value-type="string">
            <text:p>19</text:p>
          </table:table-cell>
          <table:table-cell office:value-type="string">
            <text:p>236</text:p>
          </table:table-cell>
          <table:table-cell office:value-type="string">
            <text:p>A few days after Thanksgiving, 1928</text:p>
          </table:table-cell>
          <table:table-cell/>
          <table:table-cell table:style-name="ce98"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9">
          <table:table-cell office:value-type="string">
            <text:p>20</text:p>
          </table:table-cell>
          <table:table-cell office:value-type="string">
            <text:p>237</text:p>
          </table:table-cell>
          <table:table-cell office:value-type="string">
            <text:p>Approaching the end of 1928</text:p>
          </table:table-cell>
          <table:table-cell/>
          <table:table-cell table:style-name="ce99" office:value-type="string">
            <text:p><text:span text:style-name="T62">"Marie the Angel of Mercy," Robert's great ship, was rapidly nearing completion.</text:span></text:p>
            <text:p><text:span text:style-name="T62">The new 12-cylinder motor had been tested and the engineers had estimated that they would </text:span><text:span text:style-name="T62">attain a speed of 1000 miles per hour. </text:span><text:span text:style-name="T63">Robert was elated over the success </text:span><text:span text:style-name="T62">and knew that he </text:span><text:span text:style-name="T62">would now be prepared to help his country in time of its greatest need.</text:span></text:p>
          </table:table-cell>
          <table:table-cell table:number-columns-repeated="1019"/>
        </table:table-row>
        <table:table-row table:style-name="ro39" table:number-rows-repeated="1048479">
          <table:table-cell table:number-columns-repeated="1024"/>
        </table:table-row>
        <table:table-row table:style-name="ro39">
          <table:table-cell table:number-columns-repeated="1024"/>
        </table:table-row>
      </table:table>
      <table:table table:name="Ranks and Promotions" table:style-name="ta1" table:print="false">
        <table:table-column table:style-name="co55" table:default-cell-style-name="ce15"/>
        <table:table-column table:style-name="co56" table:default-cell-style-name="ce15"/>
        <table:table-column table:style-name="co51" table:default-cell-style-name="ce3"/>
        <table:table-column table:style-name="co57" table:default-cell-style-name="ce3"/>
        <table:table-column table:style-name="co51" table:default-cell-style-name="ce3"/>
        <table:table-column table:style-name="co58" table:default-cell-style-name="ce10"/>
        <table:table-column table:style-name="co59" table:default-cell-style-name="ce23"/>
        <table:table-column table:style-name="co60" table:default-cell-style-name="ce10"/>
        <table:table-column table:style-name="co61" table:default-cell-style-name="ce4"/>
        <table:table-column table:style-name="co7" table:number-columns-repeated="1014" table:default-cell-style-name="Default"/>
        <table:table-row table:style-name="ro5">
          <table:table-cell table:style-name="ce59" office:value-type="string">
            <text:p>Chapter</text:p>
          </table:table-cell>
          <table:table-cell table:style-name="ce59"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8"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3" table:number-columns-repeated="1014"/>
        </table:table-row>
        <table:table-row table:style-name="ro12">
          <table:table-cell table:number-columns-repeated="2" table:style-name="ce33" office:value-type="string">
            <text:p>1</text:p>
          </table:table-cell>
          <table:table-cell table:style-name="Default"/>
          <table:table-cell table:style-name="ce4"/>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40"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7"/>
          <table:table-cell table:style-name="ce58"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7" office:value-type="string">
            <text:p>Calvin Gordon</text:p>
          </table:table-cell>
          <table:table-cell table:style-name="ce60" office:value-type="string">
            <text:p>Capt. Gordon</text:p>
          </table:table-cell>
          <table:table-cell office:value-type="float" office:value="4">
            <text:p>4</text:p>
          </table:table-cell>
          <table:table-cell/>
          <table:table-cell table:style-name="ce54"/>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61" office:value-type="string">
            <text:p>Colonel Robert Gordon</text:p>
          </table:table-cell>
          <table:table-cell office:value-type="float" office:value="1">
            <text:p>1</text:p>
          </table:table-cell>
          <table:table-cell table:style-name="ce50"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3">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61" office:value-type="string">
            <text:p>Colonel Roosevelt</text:p>
          </table:table-cell>
          <table:table-cell office:value-type="float" office:value="1">
            <text:p>1</text:p>
          </table:table-cell>
          <table:table-cell table:style-name="ce50"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8"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9"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9"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1"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19">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7">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22">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9"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10">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text:span></text:p>
            <text:p><text:span text:style-name="T1">and I hope to see the day when our country will take the</text:span></text:p>
            <text:p><text:span text:style-name="T1">lead in establishing universal peace and the brotherhood</text:span></text:p>
            <text:p><text:span text:style-name="T1">of man. </text:span><text:span text:style-name="T3">Captain Lindberg’s flight confirms my studies</text:span></text:p>
            <text:p><text:span text:style-name="T3">and forecasts of the future.</text:span></text:p>
          </table:table-cell>
          <table:table-cell table:number-columns-repeated="1015"/>
        </table:table-row>
        <table:table-row table:style-name="ro36">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9"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37">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text:span><text:span text:style-name="T1">open an office at 69 Wall Street, and Walter was to work with him when</text:span></text:p>
            <text:p><text:span text:style-name="T1">he had time from his studies. They consulted about a</text:span></text:p>
            <text:p><text:span text:style-name="T1">stenographer or office assistant. Walter had met Miss</text:span></text:p>
            <text:p><text:span text:style-name="T1">Edna Quinton, a very talented girl, whom he thought</text:span></text:p>
            <text:p><text:span text:style-name="T1">was the most competent he had ever known, so Robert gave her a position in his office.</text:span></text:p>
          </table:table-cell>
          <table:table-cell table:number-columns-repeated="1015"/>
        </table:table-row>
        <table:table-row table:style-name="ro38">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2" office:value-type="string">
            <text:p><text:span text:style-name="T35"><text:s/></text:span><text:span text:style-name="T35">Mr. Kennelworth proposed that the leading citizens of Texarkana go to New York to </text:span><text:span text:style-name="T35">honor their favorite</text:span><text:span text:style-name="T38"> son</text:span><text:span text:style-name="T35"> on his return. When he had finished talking there was lasting </text:span><text:span text:style-name="T35">applause and hurrahs for Robert Gordon. </text:span><text:span text:style-name="T38">Colonel Stanton</text:span><text:span text:style-name="T35"> was in the audience. He arose </text:span><text:span text:style-name="T35">and said that he heartily endorsed the proposal and would donate $10,000.00 to the </text:span><text:span text:style-name="T35">expense fund, that they should go to New York in a special train to greet the greatest </text:span><text:span text:style-name="T35">young </text:span><text:span text:style-name="T38">man of the age </text:span><text:span text:style-name="T35">who was born on a farm near Texarkana.</text:span></text:p>
          </table:table-cell>
          <table:table-cell office:value-type="string">
            <text:p>'son' == Sun?</text:p>
          </table:table-cell>
          <table:table-cell table:number-columns-repeated="1014"/>
        </table:table-row>
        <table:table-row table:style-name="ro38" table:number-rows-repeated="1048556">
          <table:table-cell table:number-columns-repeated="1023"/>
        </table:table-row>
        <table:table-row table:style-name="ro38">
          <table:table-cell table:number-columns-repeated="1023"/>
        </table:table-row>
      </table:table>
      <table:table table:name="RG events at age given" table:style-name="ta1" table:print="false">
        <table:table-column table:style-name="co62" table:number-columns-repeated="2"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7" table:default-cell-style-name="ce67"/>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5" office:value-type="string">
            <text:p>Age</text:p>
          </table:table-cell>
        </table:table-row>
        <table:table-row table:style-name="ro2">
          <table:table-cell table:number-columns-repeated="2" table:style-name="ce37" office:value-type="string">
            <text:p>1</text:p>
          </table:table-cell>
          <table:table-cell table:style-name="ce37" office:value-type="string">
            <text:p>Late Saturday night, June 9, 1906, Texarkana, Texas</text:p>
          </table:table-cell>
          <table:table-cell table:style-name="ce37"/>
          <table:table-cell table:style-name="Default" office:value-type="string">
            <text:p>Robert Gordon is born.</text:p>
          </table:table-cell>
          <table:table-cell table:style-name="ce37"/>
          <table:table-cell table:style-name="ce66"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5">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When Robert was a little over two years old, his</text:span></text:p>
            <text:p><text:span text:style-name="T1">mother gave birth to a girl, the first born to her</text:span></text:p>
          </table:table-cell>
          <table:table-cell/>
          <table:table-cell office:value-type="float" office:value="2">
            <text:p>2</text:p>
          </table:table-cell>
        </table:table-row>
        <table:table-row table:style-name="ro2">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At about the age of five, his mother began to teach</text:span></text:p>
            <text:p><text:span text:style-name="T1">him the alphabet. He learned very quickly how to read</text:span></text:p>
            <text:p><text:span text:style-name="T1">and write, before he started to school.</text:span></text:p>
          </table:table-cell>
          <table:table-cell/>
          <table:table-cell office:value-type="float" office:value="5">
            <text:p>5</text:p>
          </table:table-cell>
        </table:table-row>
        <table:table-row table:style-name="ro2">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9">
          <table:table-cell office:value-type="string">
            <text:p>2</text:p>
          </table:table-cell>
          <table:table-cell office:value-type="string">
            <text:p>13</text:p>
          </table:table-cell>
          <table:table-cell table:number-columns-repeated="2"/>
          <table:table-cell office:value-type="string">
            <text:p><text:span text:style-name="T1"><text:s/></text:span><text:span text:style-name="T1">when Robert was about thirteen years of age, that there</text:span></text:p>
            <text:p><text:span text:style-name="T1">was no use trying to keep him on the farm, but that</text:span></text:p>
            <text:p><text:span text:style-name="T1">he should be sent away to Texarkana to school, to learn</text:span></text:p>
            <text:p><text:span text:style-name="T1">something and to become interested in the things along</text:span></text:p>
            <text:p><text:span text:style-name="T1">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63" office:value-type="string">
            <text:p><text:span text:style-name="T47">“</text:span><text:span text:style-name="T47">Bobbie,” said his mother, “you are little over</text:span></text:p>
            <text:p><text:span text:style-name="T47">fifteen years old, and this is only puppy love, or what</text:span></text:p>
            <text:p><text:span text:style-name="T47">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11">
          <table:table-cell office:value-type="string">
            <text:p>3</text:p>
          </table:table-cell>
          <table:table-cell office:value-type="string">
            <text:p>23</text:p>
          </table:table-cell>
          <table:table-cell office:value-type="string">
            <text:p>June, 1921</text:p>
          </table:table-cell>
          <table:table-cell/>
          <table:table-cell office:value-type="string">
            <text:p><text:span text:style-name="T1"><text:s/></text:span><text:span text:style-name="T1">In June, 1921, Robert Gordon and Walter Kennelworth</text:span></text:p>
            <text:p><text:span text:style-name="T1">were in the graduating class.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Default"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26">
          <table:table-cell office:value-type="string">
            <text:p>13</text:p>
          </table:table-cell>
          <table:table-cell office:value-type="string">
            <text:p>157</text:p>
          </table:table-cell>
          <table:table-cell office:value-type="string">
            <text:p>Wednesday morning, June 8, 1927</text:p>
          </table:table-cell>
          <table:table-cell/>
          <table:table-cell table:style-name="ce21"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text:span><text:span text:style-name="T1">as she saw it, would come to him. So he really began to plan and hope and get ready for </text:span><text:span text:style-name="T1">a marriage to take place on his birthday. </text:span><text:span text:style-name="T2"><text:s/>He was so happy over this sudden thought, so </text:span><text:span text:style-name="T2">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6">something in it</text:span><text:span text:style-name="T2">, that Marie might have had some plan of this kind in mind.</text:span></text:p>
          </table:table-cell>
          <table:table-cell/>
          <table:table-cell office:value-type="string">
            <text:p>About 21</text:p>
          </table:table-cell>
        </table:table-row>
        <table:table-row table:style-name="ro9">
          <table:table-cell office:value-type="string">
            <text:p>13</text:p>
          </table:table-cell>
          <table:table-cell office:value-type="string">
            <text:p>158</text:p>
          </table:table-cell>
          <table:table-cell office:value-type="string">
            <text:p>Wednesday, June 8, 1927</text:p>
          </table:table-cell>
          <table:table-cell/>
          <table:table-cell table:style-name="ce45"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9">
          <table:table-cell office:value-type="string">
            <text:p>13</text:p>
          </table:table-cell>
          <table:table-cell office:value-type="string">
            <text:p>160</text:p>
          </table:table-cell>
          <table:table-cell office:value-type="string">
            <text:p>Wednesday, June 8, 1927</text:p>
          </table:table-cell>
          <table:table-cell/>
          <table:table-cell table:style-name="ce46" office:value-type="string">
            <text:p><text:span text:style-name="T23">After Robert had talked with Walter, the bellboy came and brought a </text:span><text:span text:style-name="T24">special-delivery </text:span><text:span text:style-name="T24">letter and a telegram</text:span><text:span text:style-name="T23">. Robert opened the telegram hurriedly, hoping that it was </text:span><text:span text:style-name="T23">something from Marie, but found it was a</text:span></text:p>
            <text:p><text:span text:style-name="T23">telegram from his mother in which she congratulated him on his birthday the following </text:span><text:span text:style-name="T23">day, and encouraged him to hope for the best and not give way to despair in case Marie </text:span><text:span text:style-name="T23">did not show up. The special-delivery letter was also from Robert's mother. <text:s/>RG is looking </text:span><text:span text:style-name="T23">forward to his birthday with great hopes and expectations. </text:span><text:span text:style-name="T24">His 21st birthday meant a </text:span><text:span text:style-name="T24">great deal to him, meant more than any other birthday because he hoped that it </text:span><text:span text:style-name="T24">would bring Marie.</text:span><text:span text:style-name="T23"> <text:s/>Robert prayed his usual night prayer for the protection of Marie and </text:span><text:span text:style-name="T23">went to sleep, to dream of his birthday.</text:span></text:p>
          </table:table-cell>
          <table:table-cell/>
          <table:table-cell office:value-type="string">
            <text:p>About 21</text:p>
          </table:table-cell>
        </table:table-row>
        <table:table-row table:style-name="ro7">
          <table:table-cell office:value-type="string">
            <text:p>13</text:p>
          </table:table-cell>
          <table:table-cell office:value-type="string">
            <text:p>162</text:p>
          </table:table-cell>
          <table:table-cell office:value-type="string">
            <text:p>Thursday, June 9, 1927</text:p>
          </table:table-cell>
          <table:table-cell/>
          <table:table-cell table:style-name="ce21"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8">"This is going to be a real </text:span><text:span text:style-name="T18">happy </text:span><text:span text:style-name="T4">birthday. I am making money fast now in wheat and cotton and will soon be </text:span><text:span text:style-name="T4">making money in stocks." <text:s/></text:span><text:span text:style-name="T18"><text:s/>He figured up his profits on Cotton, Wheat </text:span><text:span text:style-name="T1">and Stocks and</text:span><text:span text:style-name="T3"> on </text:span><text:span text:style-name="T3">this birthday he was worth $30,000.</text:span><text:span text:style-name="T1"> <text:s/></text:span><text:span text:style-name="T2"><text:s/>He decided to forget about the market as </text:span><text:span text:style-name="T16">everything </text:span><text:span text:style-name="T3">was moving along his way</text:span><text:span text:style-name="T1"> and returned to the hotel to wait for news of </text:span><text:span text:style-name="T1">Marie. <text:s/></text:span></text:p>
          </table:table-cell>
          <table:table-cell/>
          <table:table-cell office:value-type="float" office:value="21">
            <text:p>21</text:p>
          </table:table-cell>
        </table:table-row>
        <table:table-row table:style-name="ro6">
          <table:table-cell office:value-type="string">
            <text:p>13</text:p>
          </table:table-cell>
          <table:table-cell office:value-type="string">
            <text:p>162</text:p>
          </table:table-cell>
          <table:table-cell office:value-type="string">
            <text:p>11 o'clock, Thursday, June 9, 1927</text:p>
          </table:table-cell>
          <table:table-cell/>
          <table:table-cell table:style-name="ce47" office:value-type="string">
            <text:p><text:span text:style-name="T25">When 11 o'clock came Robert's mind reverted back to Sunday when he was </text:span><text:span text:style-name="T25">watching the clock in the Union Station, hoping and waiting for Marie to appear. </text:span><text:span text:style-name="T26">Robert became a little restless and more than anxious as the minutes went by. </text:span></text:p>
          </table:table-cell>
          <table:table-cell/>
          <table:table-cell office:value-type="float" office:value="21">
            <text:p>21</text:p>
          </table:table-cell>
        </table:table-row>
        <table:table-row table:style-name="ro7">
          <table:table-cell office:value-type="string">
            <text:p>13</text:p>
          </table:table-cell>
          <table:table-cell office:value-type="string">
            <text:p>162</text:p>
          </table:table-cell>
          <table:table-cell office:value-type="string">
            <text:p>12 o'clock, Thursday, June 9, 1927</text:p>
          </table:table-cell>
          <table:table-cell/>
          <table:table-cell table:style-name="ce48" office:value-type="string">
            <text:p><text:span text:style-name="T27">The clock struck twelve on his birthday and no Marie and no news from her.</text:span><text:span text:style-name="T28"> A few </text:span><text:span text:style-name="T28">minutes after 12 his bell rang and a messenger boy appeared with a telegram. "Ah," </text:span><text:span text:style-name="T28">Robert thought, "this is from Marie or some news from her." But it was a telegram of </text:span><text:span text:style-name="T28">congratulations from his old pal, Walter, who asked that he convey the first news which </text:span><text:span text:style-name="T28">he received in regard to Marie and stated that he hoped be <text:s/></text:span><text:span text:style-name="T6">fore the day was over he </text:span><text:span text:style-name="T6">could congratulate Robert on </text:span><text:span text:style-name="T28">his marriage to Marie. </text:span></text:p>
          </table:table-cell>
          <table:table-cell/>
          <table:table-cell office:value-type="float" office:value="21">
            <text:p>21</text:p>
          </table:table-cell>
        </table:table-row>
        <table:table-row table:style-name="ro7">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9" office:value-type="string">
            <text:p><text:span text:style-name="T6"><text:s/></text:span><text:span text:style-name="T29">A little later in the day Robert received a long telegram from Mr. Kennelworth, </text:span><text:span text:style-name="T29">congratulating him on his birthday and offering words of encouragement, also telling </text:span><text:span text:style-name="T29">Robert that he expected to leave Texarkana on Friday night, June 10th, and </text:span><text:span text:style-name="T26">arrive in St. </text:span><text:span text:style-name="T26">Louis some time in the morning and that Robert should be ready to start with him to New </text:span><text:span text:style-name="T26">York, as he wanted to be there when Lindbergh arrived. Robert received another </text:span><text:span text:style-name="T26">telegram from his mother congratulating him on his birthday and wishing him every </text:span><text:span text:style-name="T26">success and happiness. <text:s text:c="2"/></text:span></text:p>
          </table:table-cell>
          <table:table-cell/>
          <table:table-cell office:value-type="float" office:value="21">
            <text:p>21</text:p>
          </table:table-cell>
        </table:table-row>
        <table:table-row table:style-name="ro26">
          <table:table-cell office:value-type="string">
            <text:p>13</text:p>
          </table:table-cell>
          <table:table-cell office:value-type="string">
            <text:p>163</text:p>
          </table:table-cell>
          <table:table-cell office:value-type="string">
            <text:p>2 o'clock, Thursday, June 9, 1927</text:p>
          </table:table-cell>
          <table:table-cell/>
          <table:table-cell table:style-name="ce49" office:value-type="string">
            <text:p><text:span text:style-name="T26">These messages were very encouraging but it was now</text:span></text:p>
            <text:p><text:span text:style-name="T26">2 o'clock and Robert began to be keenly disappointed -- he</text:span></text:p>
            <text:p><text:span text:style-name="T26">had raised his hopes so high that Marie would appear</text:span></text:p>
            <text:p><text:span text:style-name="T26">or some news would come. He paced the floor in anxiety,</text:span></text:p>
            <text:p><text:span text:style-name="T26">his heart beating rapidly and was forced to admit</text:span></text:p>
            <text:p><text:span text:style-name="T26">to himself that he had been over hopeful. He started</text:span></text:p>
            <text:p><text:span text:style-name="T26">to send a telegram to Mr. Kennelworth asking him to</text:span></text:p>
            <text:p><text:span text:style-name="T26">wire or 'phone just as soon as possible if any news</text:span></text:p>
            <text:p><text:span text:style-name="T26">had been received of Marie and asked him to call up</text:span></text:p>
            <text:p><text:span text:style-name="T26">Marie's parents and find out if they had heard anything.</text:span></text:p>
            <text:p><text:span text:style-name="T30">Minutes now began to drag slowly, as they had on Sunday</text:span></text:p>
            <text:p><text:span text:style-name="T30">when Robert had watched the clock and saw his</text:span></text:p>
            <text:p><text:span text:style-name="T30">hopes slowly waning. They were now waning again and</text:span></text:p>
            <text:p><text:span text:style-name="T30">Robert grew heartsick</text:span><text:span text:style-name="T26">, but cheered himself with the</text:span></text:p>
            <text:p><text:span text:style-name="T26">thought that the day was not over yet. There was</text:span></text:p>
            <text:p><text:span text:style-name="T26">plenty of time for Marie to show up.</text:span></text:p>
          </table:table-cell>
          <table:table-cell/>
          <table:table-cell office:value-type="float" office:value="21">
            <text:p>21</text:p>
          </table:table-cell>
        </table:table-row>
        <table:table-row table:style-name="ro6">
          <table:table-cell table:style-name="ce15" office:value-type="string">
            <text:p>13</text:p>
          </table:table-cell>
          <table:table-cell table:style-name="ce15" office:value-type="string">
            <text:p>165</text:p>
          </table:table-cell>
          <table:table-cell table:style-name="ce3" office:value-type="string">
            <text:p>June 9, 1927</text:p>
          </table:table-cell>
          <table:table-cell table:style-name="ce3"/>
          <table:table-cell table:style-name="ce9"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7">
          <table:table-cell office:value-type="string">
            <text:p>13</text:p>
          </table:table-cell>
          <table:table-cell office:value-type="string">
            <text:p>166</text:p>
          </table:table-cell>
          <table:table-cell office:value-type="string">
            <text:p>June 9, 1927</text:p>
          </table:table-cell>
          <table:table-cell/>
          <table:table-cell table:style-name="ce21"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2">
          <table:table-cell office:value-type="string">
            <text:p>13</text:p>
          </table:table-cell>
          <table:table-cell office:value-type="string">
            <text:p>169</text:p>
          </table:table-cell>
          <table:table-cell office:value-type="string">
            <text:p>June 9, 1927</text:p>
          </table:table-cell>
          <table:table-cell/>
          <table:table-cell table:style-name="ce64"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39">
          <table:table-cell office:value-type="string">
            <text:p>14</text:p>
          </table:table-cell>
          <table:table-cell office:value-type="string">
            <text:p>171</text:p>
          </table:table-cell>
          <table:table-cell office:value-type="string">
            <text:p>June 9, 1927</text:p>
          </table:table-cell>
          <table:table-cell/>
          <table:table-cell table:style-name="ce64" office:value-type="string">
            <text:p><text:span text:style-name="T1"><text:s/></text:span><text:span text:style-name="T1">His birthday had indeed been a success, financially, and his 21st birthday found him on </text:span><text:span text:style-name="T1">top of the world, but this was not what counted with Robert. </text:span><text:span text:style-name="T2"><text:s/>The great disappointment </text:span><text:span text:style-name="T1">was that his hopes for Marie on that day were blasted, but he had not given up.</text:span></text:p>
          </table:table-cell>
          <table:table-cell/>
          <table:table-cell office:value-type="float" office:value="21">
            <text:p>21</text:p>
          </table:table-cell>
        </table:table-row>
        <table:table-row table:style-name="ro40">
          <table:table-cell office:value-type="string">
            <text:p>19</text:p>
          </table:table-cell>
          <table:table-cell office:value-type="string">
            <text:p>227</text:p>
          </table:table-cell>
          <table:table-cell office:value-type="string">
            <text:p>June 9, 1928</text:p>
          </table:table-cell>
          <table:table-cell/>
          <table:table-cell table:style-name="ce52" office:value-type="string">
            <text:p><text:span text:style-name="T35"><text:s/></text:span><text:span text:style-name="T35">On June 9th Robert Gordon's 22nd birthday, </text:span><text:span text:style-name="T38">the great reception took place. </text:span><text:span text:style-name="T35"><text:s/>The special train </text:span><text:span text:style-name="T35">bearing the leading citizens of Texarkana arrived, Robert had landed at the new airport on </text:span><text:span text:style-name="T38">Governor's Island [New York] </text:span><text:span text:style-name="T35">without any mishap to his plane. "The St. Marie" had per</text:span><text:span text:style-name="T48">formed </text:span><text:span text:style-name="T48">perfectly, making the trip from Japan at an </text:span><text:span text:style-name="T35">average speed of over 300 miles per hour. Robert </text:span><text:span text:style-name="T35">received the surprise of his life when he saw his mother and rushed to her, and after greeting her </text:span><text:span text:style-name="T35">affectionately turned to shake hands with Mr. Kennelworth and Walter and seeing Mr. and Mrs. </text:span><text:span text:style-name="T35">Stanton there was overjoyed and thought sure that Marie had been found. He rushed to greet her </text:span><text:span text:style-name="T35">parents and his first words were, "Where is Marie?" With tears in their eyes, they informed him </text:span><text:span text:style-name="T35">that not a word had been received in regard to her. They proceeded immediately to the </text:span><text:span text:style-name="T35">Commodore Hotel where the reception committee and the entire delegation from Texarkana and </text:span><text:span text:style-name="T35">arranged for a dinner and celebration. Robert was happy to see all the prominent business men </text:span><text:span text:style-name="T35">from Texarkana there to greet him. Mr. Kennelworth made the address. Told Robert how proud </text:span><text:span text:style-name="T35">Texarkana was of him; said that this was the age of the young man and that Robert had </text:span><text:span text:style-name="T35">demonstrated that he was the greatest young man of his day. Robert was overwhelmed at this great </text:span><text:span text:style-name="T35">reception. He thanked his friends; thanked Mr. Kennelworth, personally, and above all for bringing </text:span><text:span text:style-name="T35">his dear old mother to see him; said it was the happiest moment of his life and that his one regret </text:span><text:span text:style-name="T35">was that Marie was not there, but that he still had hope of finding her. When the reception was </text:span><text:span text:style-name="T35">over and Robert had a few moments alone with his dear old mother, she said, "My son, do you </text:span><text:span text:style-name="T35">remember the dream you had when you were a little boy, which you told me about? That you were </text:span><text:span text:style-name="T35">riding a large bird with white wings across the ocean and how the foreign countries received you </text:span><text:span text:style-name="T35">with great honor. My</text:span><text:span text:style-name="T48"> boy, when you landed today I thought about that dream </text:span><text:span text:style-name="T35">and how it had been </text:span><text:span text:style-name="T35">fulfilled. I hope that all of your other dreams and ambitions will be realized and that you will be </text:span><text:span text:style-name="T35">rewarded with Marie's love, because you have been faithful and loyal to her." Robert said, </text:span><text:span text:style-name="T35">"Mother, I do remember the dream quite well, and when I was in Japan and they gave me such </text:span><text:span text:style-name="T35">great receptions and honored me, I thought of the dream and I thought of you and how you had </text:span><text:span text:style-name="T35">taught me how to read the Bible and I thought of Marie and how I loved her and felt that I would </text:span><text:span text:style-name="T35">gladly give all of the honors just to be with you and Marie alone because your love and Marie's </text:span><text:span text:style-name="T35">love mean more to me than everything else that the world can give."</text:span></text:p>
          </table:table-cell>
          <table:table-cell/>
          <table:table-cell office:value-type="float" office:value="22">
            <text:p>22</text:p>
          </table:table-cell>
        </table:table-row>
        <table:table-row table:style-name="ro40" table:number-rows-repeated="1048552">
          <table:table-cell table:number-columns-repeated="7"/>
        </table:table-row>
        <table:table-row table:style-name="ro40">
          <table:table-cell table:number-columns-repeated="7"/>
        </table:table-row>
      </table:table>
      <table:table table:name="Major Motors and Right Aeroplane" table:style-name="ta1" table:print="false">
        <table:table-column table:style-name="co31" table:default-cell-style-name="ce15"/>
        <table:table-column table:style-name="co32" table:default-cell-style-name="ce15"/>
        <table:table-column table:style-name="co10" table:default-cell-style-name="ce3"/>
        <table:table-column table:style-name="co33" table:default-cell-style-name="ce19"/>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25">
          <table:table-cell table:style-name="Default" office:value-type="float" office:value="9">
            <text:p>9</text:p>
          </table:table-cell>
          <table:table-cell table:style-name="Default" office:value-type="float" office:value="90">
            <text:p>90</text:p>
          </table:table-cell>
          <table:table-cell table:style-name="ce14"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position </text:span><text:span text:style-name="T3">to buy some Right Aeroplane and Sell Major Motors and other stocks short, </text:span><text:span text:style-name="T3">because I believe that in the next few years I can make a fortune buying Right </text:span><text:span text:style-name="T3">Aeroplane stock and selling short Major Motors. </text:span><text:span text:style-name="T1">Just as the railroad locomotive </text:span><text:span text:style-name="T1">attained great speed from 1834 to 1839, and the big steamers cut down the time between </text:span><text:span text:style-name="T1">New York and Europe, so will airplanes 100 years later cut the time around the world and </text:span><text:span text:style-name="T1">to all points of the world. Just as the automobile has supplanted the railway passenger </text:span><text:span text:style-name="T1">trains in carrying passengers across the country, so will the airplane take the place of </text:span><text:span text:style-name="T1">railroads and automobiles in transportation through the air, because it will be much faster </text:span><text:span text:style-name="T1">and safer. I believe that the airplane described by Ezekiel is going to be the model of a </text:span><text:span text:style-name="T1">great plane in the future and I would like to make money enough to be the man to build </text:span><text:span text:style-name="T1">the first plane according to the plans laid down in the Bible.</text:span></text:p>
          </table:table-cell>
          <table:table-cell/>
          <table:table-cell table:style-name="ce23" table:number-columns-repeated="1018"/>
        </table:table-row>
        <table:table-row table:style-name="ro16">
          <table:table-cell office:value-type="string">
            <text:p>12</text:p>
          </table:table-cell>
          <table:table-cell office:value-type="string">
            <text:p>146</text:p>
          </table:table-cell>
          <table:table-cell table:style-name="ce29" office:value-type="string">
            <text:p>No timestamp given, but it is still Monday, June 6, 1927</text:p>
          </table:table-cell>
          <table:table-cell table:style-name="Default"/>
          <table:table-cell table:style-name="ce55" office:value-type="string">
            <text:p><text:span text:style-name="T19">Robert looked</text:span><text:span text:style-name="T1"> over the stock page and noticed the heading; “</text:span><text:span text:style-name="T3">Major Motors</text:span><text:span text:style-name="T1"> advances </text:span><text:span text:style-name="T1">above 200, a new high level.” Robert had figured out that </text:span><text:span text:style-name="T3">Major Motors</text:span><text:span text:style-name="T1"> would not </text:span><text:span text:style-name="T1">advance much above 200 before it would be a short sale for big profits. He figured out </text:span><text:span text:style-name="T1">from the cycle of </text:span><text:span text:style-name="T3">Major Motors </text:span><text:span text:style-name="T1">that it would hold until along in June and July and that it </text:span><text:span text:style-name="T1">would decline to a very low level in 1928, so he decided he was going to go short to hold </text:span><text:span text:style-name="T1">for a long campaign and make a fortune. Robert was still holding his </text:span><text:span text:style-name="T3">Right Aeroplane</text:span><text:span text:style-name="T1"> </text:span><text:span text:style-name="T1">stock, which he had bought at 31 on May 21st, the day that Captain Lindbergh completed </text:span><text:span text:style-name="T1">his successful flight to Paris. He figured that he could make a great fortune by buying </text:span><text:span text:style-name="T3">Right Aeroplane </text:span><text:span text:style-name="T1">stock and holding it for years and at the same time selling </text:span><text:span text:style-name="T3">Major </text:span><text:span text:style-name="T3">Motors</text:span><text:span text:style-name="T1"> short.</text:span><text:span text:style-name="T19"> <text:s/>The markets in Wheat, Cotton, </text:span><text:span text:style-name="T36">Major Motors</text:span><text:span text:style-name="T19"> and </text:span><text:span text:style-name="T36">Right Aeroplane </text:span><text:span text:style-name="T19">were </text:span><text:span text:style-name="T19">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23" table:number-columns-repeated="1018"/>
        </table:table-row>
        <table:table-row table:style-name="ro6">
          <table:table-cell table:style-name="ce3" office:value-type="string">
            <text:p>12</text:p>
          </table:table-cell>
          <table:table-cell table:style-name="ce3" office:value-type="string">
            <text:p>147</text:p>
          </table:table-cell>
          <table:table-cell table:style-name="ce29" office:value-type="string">
            <text:p>June 7, 1927</text:p>
          </table:table-cell>
          <table:table-cell table:style-name="ce2"/>
          <table:table-cell table:style-name="ce55" office:value-type="string">
            <text:p><text:span text:style-name="T1"><text:s/></text:span><text:span text:style-name="T1">RG also ordered [the broker] to buy 100,000 bushels of July Wheat and gave an order to </text:span><text:span text:style-name="T1">sell 500 shares of Major Motors when it reached 203. After sending these telegrams he </text:span><text:span text:style-name="T1">returned to the hotel feeling some better and hoping that when he heard from Mr. </text:span><text:span text:style-name="T1">Kennelworth on</text:span></text:p>
            <text:p><text:span text:style-name="T1">the long-distance 'phone he would have some good news.</text:span></text:p>
          </table:table-cell>
          <table:table-cell/>
          <table:table-cell table:style-name="ce23"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1"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1" office:value-type="string">
            <text:p><text:span text:style-name="T1"><text:s/></text:span><text:span text:style-name="T1">Robert told Mr. Kennelworth that he had been making money in wheat and cotton and </text:span><text:span text:style-name="T1">that Right</text:span></text:p>
            <text:p><text:span text:style-name="T1">Aeroplane was moving his way; that he was Short of Major Motors and expected to make </text:span><text:span text:style-name="T1">a fortune selling it all the way down.</text:span></text:p>
          </table:table-cell>
          <table:table-cell table:number-columns-repeated="1019"/>
        </table:table-row>
        <table:table-row table:style-name="ro30">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56"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text:span><text:span text:style-name="T1">short of Major Motors and was watching it very closely. On this day he made a new and </text:span><text:span text:style-name="T1">great discovery of a time factor from which he figured that Major Motors would decline </text:span><text:span text:style-name="T1">until about June 30th and then start an advance which would last until about September </text:span><text:span text:style-name="T1">16th, 1927, when the Company would be 19 years old and at that time the stock would </text:span><text:span text:style-name="T1">reach final high and would then go down to February to April, 1929. He figured that the </text:span><text:span text:style-name="T1">stock should advance to around 270 by September 16th and made up his mind to watch </text:span><text:span text:style-name="T1">it closely and cover his shorts if it went down around June 30th, and then start buying the </text:span><text:span text:style-name="T1">stock. On June 30th it declined and he bought in his short contracts and bought for long </text:span><text:span text:style-name="T1">account 500 shares of Major Motors at 192ó. He decided to pyramid it all the way up. On </text:span><text:span text:style-name="T1">July 15th he bought 500 shares at 204; on July 21st he bought 300 at 214 and on July </text:span><text:span text:style-name="T1">26th bought 300 more at 224. On August 5th the stock advanced to 230 and he raised his </text:span><text:span text:style-name="T1">stop on 1600 shares to 225. On August 8th his stock was sold out at 225. He still believed </text:span><text:span text:style-name="T1">that the stock would go up to around 270 by September 16th but he expected a reaction </text:span><text:span text:style-name="T1">of about 12 to 15 points so he decided to wait </text:span><text:span text:style-name="T2"><text:s/>for a few days and watch his charts to see </text:span><text:span text:style-name="T2">how the stock </text:span><text:span text:style-name="T1">acted. On August 12th Major Motors declined to 218, being down a little </text:span><text:span text:style-name="T1">over 12 points as he figured, and he bought 1000 shares at 218. He placed a stop at 212, </text:span><text:span text:style-name="T1">a point which he figured it would not decline to. The advance started, and on August 20th </text:span><text:span text:style-name="T1">he bought 300 shares at 228; on August 24th bought 300 shares more at 238 and on </text:span><text:span text:style-name="T1">August 26th bought 300 shares more at 248. When he started pyramiding, his plan was </text:span><text:span text:style-name="T1">to buy or sell the largest amount first and then gradually decrease buying and selling </text:span><text:span text:style-name="T1">smaller amounts on the way up or down, and always using a stop loss order. On </text:span><text:span text:style-name="T1">September 7th the stock advanced to 253 and he raised his stop on his entire amount to </text:span><text:span text:style-name="T1">243. This stop was never reached but on September 14th a rapid advance was on and he </text:span><text:span text:style-name="T1">bought 300 shares more at 258, giving him a line of 2200 shares of stock. He figured that </text:span><text:span text:style-name="T1">it should advance on September 16th to around 270. When the market advanced to 272 </text:span><text:span text:style-name="T1">at this time he sold out his 2200 shares at 272.</text:span><text:span text:style-name="T2"> He cleaned up a profit on this deal of over </text:span><text:span text:style-name="T2">$80,000.00, </text:span><text:span text:style-name="T1">and as he figured that the stock would make final top around this time he </text:span><text:span text:style-name="T1">decided to put out a line of short stock and pyramid all the way down, remaining short for </text:span><text:span text:style-name="T1">the long pull. On September 17th he sold 500 shares of the new Major Motors stock at </text:span><text:span text:style-name="T1">138 and 500 shares at 137 and placed a stop on it at 147. <text:s/></text:span><text:span text:style-name="T2"><text:s/>He had made it a rule that </text:span><text:span text:style-name="T2">after he had made a large </text:span><text:span text:style-name="T1">amount of profits that he would never risk more than 10 per </text:span><text:span text:style-name="T1">cent of his profits on the first new deal, and that if that deal went wrong and he lost 10 per </text:span><text:span text:style-name="T1">cent of the </text:span><text:span text:style-name="T2"><text:s/>capital, he would decrease his trading so that the next </text:span><text:span text:style-name="T1">loss would only be 10 </text:span><text:span text:style-name="T1">per cent of his remaining profits. In this way he figured that the market would have to beat </text:span><text:span text:style-name="T1">him ten consecutive times for him to lose all the profits he had made, and his studies of </text:span><text:span text:style-name="T1">past records showed that this could never happen. He placed orders to sell more Major </text:span><text:span text:style-name="T1">Motors at 128, 118, 108 and 98 because he expected the first decline to run until the </text:span><text:span text:style-name="T1">latter part of December, 1927, and after that time he would put out shorts again on a rally </text:span><text:span text:style-name="T1">to hold and pyramid on the way down into the Spring of 1929. His great discovery of what </text:span><text:span text:style-name="T1">stocks would do at a certain age enabled him to make enormous profits when stocks </text:span><text:span text:style-name="T1">reached the age where they would have fast moves up or down in a very short time.</text:span><text:span text:style-name="T2"> </text:span><text:span text:style-name="T2">October, 1927, was a beautiful month in New York. </text:span><text:span text:style-name="T1">The weather was warm and the sun </text:span><text:span text:style-name="T1">shone brightly every day. It reminded Robert of the Fall of 1926 when he had gone to </text:span><text:span text:style-name="T1">Sherman, Texas to visit Marie. He thought of what a great change had taken place in one </text:span><text:span text:style-name="T1">year, 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great </text:span><text:span text:style-name="T1">decline in stocks which he forecast for the Fall and Winter of 1927 took place and he </text:span><text:span text:style-name="T1">made money rapidly on the short side of stocks. He was selling short Central Steel and </text:span><text:span text:style-name="T1">Major Motors and other stocks. </text:span><text:span text:style-name="T2"><text:s/>He </text:span><text:span text:style-name="T1">had bought Corn and Wheat in October and made big </text:span><text:span text:style-name="T1">profits later in the year. Money was piling up fast</text:span><text:span text:style-name="T2"> and in the latter part of October, 1927, </text:span><text:span text:style-name="T2">he had made </text:span><text:span text:style-name="T1">over $300,000.</text:span></text:p>
          </table:table-cell>
          <table:table-cell table:number-columns-repeated="1019"/>
        </table:table-row>
        <table:table-row table:style-name="ro19">
          <table:table-cell table:style-name="ce4" office:value-type="string">
            <text:p>16</text:p>
          </table:table-cell>
          <table:table-cell table:style-name="ce4" office:value-type="string">
            <text:p>201</text:p>
          </table:table-cell>
          <table:table-cell table:style-name="ce4" table:number-columns-repeated="2"/>
          <table:table-cell table:style-name="ce21"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he </text:span><text:span text:style-name="T1">stock was selling at $410.00 in the Spring of 1920. Durant was very bullish and talked of </text:span><text:span text:style-name="T1">General Motors going very much higher. Deflation started in the Summer of 1920, and all </text:span><text:span text:style-name="T1">stocks declined rapidly. He remained bullish, continuing to buy General Motors all the </text:span><text:span text:style-name="T1">way down. The stock had been split up on a ten for one basis and the new stock which </text:span><text:span text:style-name="T1">sold at $42.00</text:span></text:p>
            <text:p><text:span text:style-name="T1">in March, 1920, an equivalent of $420.00 per share, declined to $14.00 per share in </text:span><text:span text:style-name="T1">December, 1920, and finally in the Spring of 1922 sold at $8.25. He had refused to sell; in </text:span><text:span text:style-name="T1">fact had bought all his brokers would let him have all the way down. When the stock </text:span><text:span text:style-name="T1">declined to $15.00 per share, Durant was ruined. His fortune of over one hundred millions </text:span><text:span text:style-name="T1">dollars was wiped out. The Morgans and Duponts took over his holdings </text:span><text:span text:style-name="T2"><text:s/>at a figure </text:span><text:span text:style-name="T2">reported to be around $5.00 per share, and he </text:span><text:span text:style-name="T1">lost control of the gigantic corporation </text:span><text:span text:style-name="T1">which had made him famous. Later Durant organized a new company and came back </text:span><text:span text:style-name="T1">fast. He went back into the stock market and in the great Coolidge Bull campaign from </text:span><text:span text:style-name="T1">1924 to</text:span></text:p>
            <text:p><text:span text:style-name="T1">1927 was again a dominant factor in General Motors and other stocks and was reputed to </text:span><text:span text:style-name="T1">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57"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had </text:span><text:span text:style-name="T1">been on the right side for several months. Just before Christmas he figured that he would </text:span><text:span text:style-name="T1">cover his short stocks and wait for a rally which he expected would come in January or </text:span><text:span text:style-name="T1">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text:span><text:span text:style-name="T1">unfavorable rumors were afloat. Business conditions were bad. War clouds were </text:span><text:span text:style-name="T1">gathering thick in Europe. Newspapers talked of the uncertainties in the new year due to </text:span><text:span text:style-name="T1">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56" office:value-type="string">
            <text:p><text:span text:style-name="T1"><text:s/></text:span><text:span text:style-name="T1">He had also forecast the rapid advance of certain classes of stocks. During 1928 he had </text:span><text:span text:style-name="T1">closed a successful bear campaign in Major Motors and was still holding his Right </text:span><text:span text:style-name="T1">Aeroplane stock, which had continued to advance, and he figured that it would have a big </text:span><text:span text:style-name="T1">rise during 1929. <text:s/></text:span><text:span text:style-name="T2"><text:s/>After preparing his campaign for the market and </text:span><text:span text:style-name="T1">buying stocks and </text:span><text:span text:style-name="T1">cotton for the big advance, Walter noticed a great change in Robert. </text:span><text:span text:style-name="T2"><text:s/>His health began to </text:span><text:span text:style-name="T1">fail again, and now that he had achieved great success and completed such wonderful </text:span><text:span text:style-name="T1">inventions, without Marie to comfort him he would probably break down in health and give </text:span><text:span text:style-name="T1">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1"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an Francisco" table:style-name="ta1" table:print="false">
        <table:table-column table:style-name="co9" table:default-cell-style-name="ce3"/>
        <table:table-column table:style-name="co35" table:default-cell-style-name="ce3"/>
        <table:table-column table:style-name="co36" table:default-cell-style-name="ce3"/>
        <table:table-column table:style-name="co11" table:default-cell-style-name="ce3"/>
        <table:table-column table:style-name="co37" table:default-cell-style-name="ce10"/>
        <table:table-column table:style-name="co38" table:default-cell-style-name="ce10"/>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2"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31">
          <table:table-cell/>
        </table:table-row>
      </table:table>
      <table:table table:name="Texarkana" table:style-name="ta1" table:print="false">
        <table:table-column table:style-name="co39" table:default-cell-style-name="ce4"/>
        <table:table-column table:style-name="co8" table:default-cell-style-name="ce4"/>
        <table:table-column table:style-name="co40" table:default-cell-style-name="ce4"/>
        <table:table-column table:style-name="co38" table:default-cell-style-name="ce4"/>
        <table:table-column table:style-name="co41" table:default-cell-style-name="ce4"/>
        <table:table-column table:style-name="co42"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7">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7">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31">
          <table:table-cell/>
        </table:table-row>
      </table:table>
      <table:table table:name="woman" table:style-name="ta1" table:print="false">
        <table:table-column table:style-name="co7" table:default-cell-style-name="Default"/>
        <table:table-row table:style-name="ro31">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3" table:default-cell-style-name="ce4"/>
        <table:table-column table:style-name="co44" table:default-cell-style-name="ce4"/>
        <table:table-column table:style-name="co45" table:default-cell-style-name="ce4"/>
        <table:table-column table:style-name="co4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36" table:default-cell-style-name="ce4"/>
        <table:table-column table:style-name="co67" table:default-cell-style-name="ce4"/>
        <table:table-column table:style-name="co68" table:default-cell-style-name="ce4"/>
        <table:table-column table:style-name="co69"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2" table:number-columns-repeated="1018"/>
        </table:table-row>
        <table:table-row table:style-name="ro31">
          <table:table-cell table:style-name="Default" table:number-columns-repeated="6"/>
          <table:table-cell table:style-name="ce72"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8" office:value-type="string">
            <text:p>1</text:p>
          </table:table-cell>
          <table:table-cell table:style-name="ce60" office:value-type="float" office:value="1">
            <text:p>1</text:p>
          </table:table-cell>
          <table:table-cell table:style-name="ce69" office:value-type="string">
            <text:p><text:span text:style-name="T1"><text:s/></text:span><text:span text:style-name="T1">Sunday morning, June</text:span></text:p>
            <text:p><text:span text:style-name="T1">10</text:span><text:span text:style-name="T49">th</text:span></text:p>
          </table:table-cell>
          <table:table-cell table:style-name="ce69"/>
          <table:table-cell table:style-name="ce70" office:value-type="string">
            <text:p>She was happy this Sunday morning when she looked at her bouncing baby boy, dreamed of his future, and thought of what his name should be.</text:p>
          </table:table-cell>
          <table:table-cell table:style-name="ce68"/>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1"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one of </text:span><text:span text:style-name="T1">my sons came near losing his life there, but was saved and afterwards he saved his </text:span><text:span text:style-name="T1">country and made peace with the world. I suppose I </text:span><text:span text:style-name="T3">dreamed about San Francisco</text:span><text:span text:style-name="T1"> </text:span><text:span text:style-name="T1">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text:span><text:span text:style-name="T1">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1"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text:span><text:span text:style-name="T5">Bobbie</text:span>” and “<text:span text:style-name="T5">Mother’s dream</text:span>”;</text:p>
          </table:table-cell>
          <table:table-cell table:number-columns-repeated="1019"/>
        </table:table-row>
        <table:table-row table:style-name="ro12">
          <table:table-cell office:value-type="string">
            <text:p>2</text:p>
          </table:table-cell>
          <table:table-cell office:value-type="string">
            <text:p>11-12</text:p>
          </table:table-cell>
          <table:table-cell office:value-type="string">
            <text:p>No date given.</text:p>
          </table:table-cell>
          <table:table-cell/>
          <table:table-cell table:style-name="ce21"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of a </text:span><text:span text:style-name="T1">white-winged bird that flew across the ocean thru the air; that he was riding the bird</text:span><text:span text:style-name="T2"> and </text:span><text:span text:style-name="T2">that he received a great triumph and reception when </text:span><text:span text:style-name="T1">he visited the foreign countries, and </text:span><text:span text:style-name="T1">how his own people received him in great glory when he returned. His father called these </text:span><text:span text:style-name="T1">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12">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56"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
          <table:table-cell office:value-type="string">
            <text:p>3</text:p>
          </table:table-cell>
          <table:table-cell office:value-type="string">
            <text:p>23</text:p>
          </table:table-cell>
          <table:table-cell office:value-type="string">
            <text:p>Sunday in late June, 1921.</text:p>
          </table:table-cell>
          <table:table-cell/>
          <table:table-cell table:style-name="ce56"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5">
          <table:table-cell office:value-type="string">
            <text:p>6</text:p>
          </table:table-cell>
          <table:table-cell office:value-type="string">
            <text:p>71</text:p>
          </table:table-cell>
          <table:table-cell office:value-type="string">
            <text:p>Night of January 24, 1927.</text:p>
          </table:table-cell>
          <table:table-cell/>
          <table:table-cell table:style-name="ce21"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3">
          <table:table-cell office:value-type="string">
            <text:p>7</text:p>
          </table:table-cell>
          <table:table-cell office:value-type="string">
            <text:p>83</text:p>
          </table:table-cell>
          <table:table-cell office:value-type="string">
            <text:p>No date given.</text:p>
          </table:table-cell>
          <table:table-cell/>
          <table:table-cell table:style-name="ce21" office:value-type="string">
            <text:p><text:span text:style-name="T1"><text:s/></text:span><text:span text:style-name="T1">The question arises: -- If we can know the future, is it of value to us? It has been well </text:span><text:span text:style-name="T1">said: "Forewarned is forearmed," but I prefer to look to the Bible for authority and proof. </text:span><text:span text:style-name="T1">When Pharaoh had his wonderful </text:span><text:span text:style-name="T3">dream</text:span><text:span text:style-name="T1">, he went to Joseph to have it interpreted. </text:span><text:span text:style-name="T1">Joseph said:</text:span></text:p>
            <text:p><text:span text:style-name="T1">"And the seven thin and ill favored kine that came up after them are seven years; and the </text:span><text:span text:style-name="T1">seven empty years, blasted with the east wind, shall be seven years of famine."</text:span></text:p>
          </table:table-cell>
          <table:table-cell table:number-columns-repeated="1019"/>
        </table:table-row>
        <table:table-row table:style-name="ro2">
          <table:table-cell office:value-type="string">
            <text:p>9</text:p>
          </table:table-cell>
          <table:table-cell office:value-type="string">
            <text:p>96</text:p>
          </table:table-cell>
          <table:table-cell table:style-name="ce56" office:value-type="string">
            <text:p><text:s/>April 30th, 1927</text:p>
          </table:table-cell>
          <table:table-cell/>
          <table:table-cell table:style-name="ce56"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56"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see a </text:span><text:span text:style-name="T1">great tragedy follow this. It seemed I left you in a mysterious way and </text:span><text:span text:style-name="T2"><text:s/>then came back to </text:span><text:span text:style-name="T2">you just as mysteriously. Now, don't think </text:span><text:span text:style-name="T1">that I do not want to go with you, Robert, and </text:span><text:span text:style-name="T1">don't think that I believe in </text:span><text:span text:style-name="T3">dreams</text:span><text:span text:style-name="T1">, but somehow it has </text:span><text:span text:style-name="T3">made a great impression</text:span><text:span text:style-name="T1"> on </text:span><text:span text:style-name="T1">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56" office:value-type="string">
            <text:p><text:s/>Sunday, May 1, 1927</text:p>
          </table:table-cell>
          <table:table-cell/>
          <table:table-cell table:style-name="ce2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ext:span><text:span text:style-name="T5">the dream that she had had years before, about a great war which would come and </text:span><text:span text:style-name="T5">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56" office:value-type="string">
            <text:p><text:s/>On the afternoon of May 28th, Robert boarded a train for Sherman, Texas, with the lightest heart that he had ever experienced in his life. Now that his <text:span text:style-name="T5">dream was really </text:span><text:span text:style-name="T5">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50">th</text:span><text:span text:style-name="T2">, 1927</text:span></text:p>
          </table:table-cell>
          <table:table-cell/>
          <table:table-cell table:style-name="ce56" office:value-type="string">
            <text:p><text:s/>As the train rolled across the plains of Texas and Robert watched the sun setting across the prairies on that Saturday afternoon, <text:span text:style-name="T5">he dreamed of the day when he, like </text:span><text:span text:style-name="T5">Lindbergh, would cross the country in his great airplane</text:span>. He could think of nothing else but Lindbergh's great flight and what it meant to the world. He realized that <text:span text:style-name="T5">Ezekiel's </text:span><text:span text:style-name="T5">prophecy of that war which was to come and be fought in the air, was coming true, </text:span><text:span text:style-name="T5">and the great plane described by Ezekiel, the eagle with wheel within a wheel, </text:span><text:span text:style-name="T5">would one day become a reality. He could now see the possibilities of his dream </text:span><text:span text:style-name="T5">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1" office:value-type="string">
            <text:p><text:span text:style-name="T1"><text:s/></text:span><text:span text:style-name="T1">He had </text:span><text:span text:style-name="T3">dreamed</text:span><text:span text:style-name="T1"> of the time when he would come home at night from his work or study, </text:span><text:span text:style-name="T1">to find her there and see her beautiful eyes, the lights that would guide him on to </text:span><text:span text:style-name="T1">success. She could either make him the most miserable man in the world or the happiest. </text:span><text:span text:style-name="T1">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1" office:value-type="string">
            <text:p><text:s/>Robert realized that he must have time to collect his thoughts, if he ever could think again. <text:span text:style-name="T5">His thoughts turned back to the dream Marie had told him </text:span><text:span text:style-name="T17">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text:span><text:span text:style-name="T5">found Marie.</text:span></text:p>
          </table:table-cell>
          <table:table-cell table:number-columns-repeated="1019"/>
        </table:table-row>
        <table:table-row table:style-name="ro12">
          <table:table-cell office:value-type="string">
            <text:p>12</text:p>
          </table:table-cell>
          <table:table-cell office:value-type="string">
            <text:p>133</text:p>
          </table:table-cell>
          <table:table-cell office:value-type="string">
            <text:p>After 6:00pm, June 5, 1927 [Sunday].</text:p>
          </table:table-cell>
          <table:table-cell/>
          <table:table-cell table:style-name="ce64" office:value-type="string">
            <text:p><text:span text:style-name="T1">The next time Robert noticed the time of day, it was after 6 P.M. and he realized that he </text:span><text:span text:style-name="T1">had had no breakfast, lunch or dinner, but his heart was heavy and he felt that he could </text:span><text:span text:style-name="T1">not eat anything. The shock had been so great and had come so suddenly that Robert </text:span><text:span text:style-name="T1">found it hard to adjust himself to it or to realize what it all meant or what it might mean in </text:span><text:span text:style-name="T1">case Marie should pass out of his life forever. It would mean every hope blasted, every</text:span><text:span text:style-name="T3"> </text:span><text:span text:style-name="T3">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1" office:value-type="string">
            <text:p><text:s/>Read about the preparations for Captain Lindbergh’s return to Washington and New York and the plans for his reception. Of course,<text:span text:style-name="T5"> Robert had looked forward to being there at </text:span><text:span text:style-name="T5">that time and have Marie with him as his wife. He had been looking forward to the </text:span><text:span text:style-name="T5">day when his own dream would be realized and he would build one of the greatest </text:span><text:span text:style-name="T5">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1" office:value-type="string">
            <text:p>This poem seemed to fit his case and he read it over carefully. He resolved that regardless of discouragement or disappointment, blasted hopes, lost ideals or<text:span text:style-name="T5"> shattered </text:span><text:span text:style-name="T5">dreams</text:span>, he would still have the courage to exert himself for “Tomorrow’s Chance.”</text:p>
          </table:table-cell>
          <table:table-cell table:number-columns-repeated="1019"/>
        </table:table-row>
        <table:table-row table:style-name="ro6">
          <table:table-cell office:value-type="string">
            <text:p>12</text:p>
          </table:table-cell>
          <table:table-cell office:value-type="string">
            <text:p>149</text:p>
          </table:table-cell>
          <table:table-cell office:value-type="string">
            <text:p>Monday Evening, June 6, 1927</text:p>
          </table:table-cell>
          <table:table-cell/>
          <table:table-cell table:style-name="ce21"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64" office:value-type="string">
            <text:p><text:span text:style-name="T1">Robert prayed his usual night prayer for the protection of Marie and went to sleep, to </text:span><text:span text:style-name="T3">dream of his [21</text:span><text:span text:style-name="T51">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1"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2">
          <table:table-cell office:value-type="string">
            <text:p>19</text:p>
          </table:table-cell>
          <table:table-cell office:value-type="string">
            <text:p>228</text:p>
          </table:table-cell>
          <table:table-cell office:value-type="string">
            <text:p>June 9, 1928 (RG 22<text:span text:style-name="T15">nd</text:span> birthday), at Governor's Island, in New York</text:p>
          </table:table-cell>
          <table:table-cell/>
          <table:table-cell table:style-name="ce21"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little </text:span><text:span text:style-name="T1">boy, which you told me about? That </text:span><text:span text:style-name="T3">you were riding a large bird with white wings </text:span><text:span text:style-name="T3">across the ocean and how the foreign countries received you with great honor. My </text:span><text:span text:style-name="T16"><text:s/></text:span><text:span text:style-name="T16">boy, when you landed today I thought about that dream </text:span><text:span text:style-name="T3">and how it had been </text:span><text:span text:style-name="T3">fulfilled. </text:span><text:span text:style-name="T1">I hope that all of your other dreams and ambitions will be realized and that you </text:span><text:span text:style-name="T1">will be rewarded with Marie's love, because you have been faithful and loyal to her." </text:span><text:span text:style-name="T1">Robert said, "Mother, I do remember the dream quite well, and </text:span><text:span text:style-name="T3">when I was in Japan and </text:span><text:span text:style-name="T3">they gave me such great receptions and honored me, I thought of the dream and I </text:span><text:span text:style-name="T3">thought of you</text:span><text:span text:style-name="T1"> and how you had taught me how to read the Bible and I thought of Marie </text:span><text:span text:style-name="T1">and how I loved her and felt that I would gladly give all of the honors just to be with you </text:span><text:span text:style-name="T1">and Marie alone because your love</text:span></text:p>
            <text:p><text:span text:style-name="T1">and Marie's love mean more to me than everything else that the world can give."</text:span></text:p>
          </table:table-cell>
          <table:table-cell table:number-columns-repeated="1019"/>
        </table:table-row>
        <table:table-row table:style-name="ro19">
          <table:table-cell office:value-type="string">
            <text:p>20</text:p>
          </table:table-cell>
          <table:table-cell office:value-type="string">
            <text:p>240</text:p>
          </table:table-cell>
          <table:table-cell office:value-type="string">
            <text:p>Middle to late January 1929.</text:p>
          </table:table-cell>
          <table:table-cell/>
          <table:table-cell table:style-name="ce64"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text:span><text:span text:style-name="T1">met Marie. He was so strongly impressed with the </text:span><text:span text:style-name="T3">dream</text:span><text:span text:style-name="T1"> that he decided to leave at </text:span><text:span text:style-name="T1">once. Told Walter to give the mechanics instructions to put his old ship "The St. Marie" in </text:span><text:span text:style-name="T1">shape to sail at once. <text:s/></text:span><text:span text:style-name="T2"><text:s/>It was a matter of only a couple of days until they </text:span><text:span text:style-name="T1">reported that </text:span><text:span text:style-name="T1">"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text:span><text:span text:style-name="T1">was his </text:span><text:span text:style-name="T3">dream</text:span><text:span text:style-name="T1">. Robert had no trouble in securing letters of introduction to prominent </text:span><text:span text:style-name="T1">people in London and Paris. When he said good-bye to Walter and Edna, they wished </text:span><text:span text:style-name="T1">him Godspeed, told him that they hoped his dream would become a reality and that he </text:span><text:span text:style-name="T1">would find Marie, but they knew that he was not the same Robert of old. He acted as tho </text:span><text:span text:style-name="T1">his spirit was broken.</text:span></text:p>
          </table:table-cell>
          <table:table-cell table:number-columns-repeated="1019"/>
        </table:table-row>
        <table:table-row table:style-name="ro12">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64" office:value-type="string">
            <text:p><text:span text:style-name="T1"><text:s/></text:span><text:span text:style-name="T1">The Doctor, after examining him, told his friends he thought that he was suffering from </text:span><text:span text:style-name="T1">mental delusions -- that he had probably had this woman on his mind so long and after </text:span><text:span text:style-name="T3">dreaming</text:span><text:span text:style-name="T1"> he had met her on a street in Paris, had hoped so strongly that he would meet </text:span><text:span text:style-name="T1">her, he had brought himself to believe that she was there and had really thought that he </text:span><text:span text:style-name="T1">had seen her, both on the street and in the ballroom, but it was probably an </text:span><text:span text:style-name="T3">optical </text:span><text:span text:style-name="T3">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1"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1"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2">
          <table:table-cell office:value-type="string">
            <text:p>24</text:p>
          </table:table-cell>
          <table:table-cell office:value-type="string">
            <text:p>272</text:p>
          </table:table-cell>
          <table:table-cell office:value-type="string">
            <text:p>June 9, 1929 [RG 23<text:span text:style-name="T15">rd</text:span> birthday].</text:p>
          </table:table-cell>
          <table:table-cell/>
          <table:table-cell table:style-name="ce64"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22">
          <table:table-cell office:value-type="string">
            <text:p>26</text:p>
          </table:table-cell>
          <table:table-cell office:value-type="string">
            <text:p>292-293</text:p>
          </table:table-cell>
          <table:table-cell office:value-type="string">
            <text:p>September 1930</text:p>
          </table:table-cell>
          <table:table-cell/>
          <table:table-cell table:style-name="ce64" office:value-type="string">
            <text:p><text:span text:style-name="T1"><text:s/></text:span><text:span text:style-name="T1">As soon as they had landed with him, </text:span><text:span text:style-name="T4">his </text:span><text:span text:style-name="T3">mind went back to the days of his youth</text:span><text:span text:style-name="T4">, </text:span><text:span text:style-name="T4">when he had built his</text:span><text:span text:style-name="T16"> first bicycle to ride on the water</text:span><text:span text:style-name="T18">, and when he had read </text:span><text:span text:style-name="T4">the Bible </text:span><text:span text:style-name="T4">and talked about the wars to come and made his </text:span><text:span text:style-name="T3">plans for the great airship</text:span><text:span text:style-name="T4">. He </text:span><text:span text:style-name="T4">recalled the </text:span><text:span text:style-name="T3">dream his mother </text:span><text:span text:style-name="T4">had which greatly disturbed her. She told him she </text:span><text:span text:style-name="T4">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text:span><text:span text:style-name="T4">him about his </text:span><text:span text:style-name="T3">oldest brother losing his life in the San Francisco earthquake</text:span><text:span text:style-name="T4"> and he </text:span><text:span text:style-name="T4">wondered if now he was to lose his life there, </text:span><text:span text:style-name="T1">because he felt that the Japs were very </text:span><text:span text:style-name="T1">treacherous and would probably not keep him a prisoner but would take his life. He </text:span><text:span text:style-name="T1">prayed for his dear old mother and prayed for Marie that she might be safe and her life be </text:span><text:span text:style-name="T1">spared, no matter what his fate might be.</text:span></text:p>
          </table:table-cell>
          <table:table-cell table:number-columns-repeated="1019"/>
        </table:table-row>
        <table:table-row table:style-name="ro11">
          <table:table-cell office:value-type="string">
            <text:p>28</text:p>
          </table:table-cell>
          <table:table-cell office:value-type="string">
            <text:p>321</text:p>
          </table:table-cell>
          <table:table-cell office:value-type="string">
            <text:p>October 3, 1931</text:p>
          </table:table-cell>
          <table:table-cell/>
          <table:table-cell table:style-name="ce64" office:value-type="string">
            <text:p><text:span text:style-name="T1">Colonel Gordon and Colonel Kennelworth had done wonderful work and fortunately their </text:span><text:span text:style-name="T1">lives had been preserved for future use to their country. As Colonel Gordon made his way </text:span><text:span text:style-name="T1">to headquarters to report to General Pearson, he thought of what he had read in the Acts </text:span><text:span text:style-name="T1">2: 17: “And it shall come to pass in the last days, saith God, I will pour out of my Spirit </text:span><text:span text:style-name="T1">upon all flesh: and your sons and your daughters shall prophesy, and your young men </text:span><text:span text:style-name="T1">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text:span><text:span text:style-name="T1">he had believed 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1"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1"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5">th</text:span> day of Robert Gordon's 7 days.</text:p>
          </table:table-cell>
          <table:table-cell office:value-type="string">
            <text:p>July 26, 1932</text:p>
          </table:table-cell>
          <table:table-cell table:style-name="ce64"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1"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text:span><text:span text:style-name="T5">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text:span><text:span text:style-name="T5">will need Marie and her love more now than ever.</text:span></text:p>
          </table:table-cell>
          <table:table-cell table:number-columns-repeated="1019"/>
        </table:table-row>
        <table:table-row table:style-name="ro19">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1" office:value-type="string">
            <text:p>"What Marie Stanton had in her mind the night she wrote that letter and left the train on the way to St. Louis, I do not know, but I do know that<text:span text:style-name="T5"> she has rendered the greatest </text:span><text:span text:style-name="T5">service of any woman to this country. Whether she dreamed or realized what she </text:span><text:span text:style-name="T5">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text:span><text:span text:style-name="T5">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9" table:number-rows-repeated="1048535">
          <table:table-cell table:number-columns-repeated="1024"/>
        </table:table-row>
        <table:table-row table:style-name="ro19">
          <table:table-cell table:number-columns-repeated="1024"/>
        </table:table-row>
      </table:table>
      <table:table table:name="Mother"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7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4" table:number-columns-repeated="4"/>
          <table:table-cell table:number-columns-repeated="1018"/>
        </table:table-row>
        <table:table-row table:style-name="ro4">
          <table:table-cell table:style-name="ce73" office:value-type="string">
            <text:p>rluu: I need to go back through the events listed below and enter the timestamps given in TTTA, if there is one for the event</text:p>
          </table:table-cell>
          <table:table-cell table:style-name="ce74" table:number-columns-repeated="5"/>
          <table:table-cell table:number-columns-repeated="1018"/>
        </table:table-row>
        <table:table-row table:style-name="ro43">
          <table:table-cell table:style-name="ce73"/>
          <table:table-cell table:style-name="ce74"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1" office:value-type="string">
            <text:p><text:span text:style-name="T1">RG's </text:span><text:span text:style-name="T3">mother had suffered a severe shock </text:span><text:span text:style-name="T1">on account of the death of her oldest son in </text:span><text:span text:style-name="T1">the San Francisco earthquake in April, and for a time it was </text:span><text:span text:style-name="T3">feared</text:span><text:span text:style-name="T1"> that her third son </text:span><text:span text:style-name="T1">might never be born to live. </text:span><text:span text:style-name="T3">She was happy this Sunday morning </text:span><text:span text:style-name="T1">when she looked at </text:span><text:span text:style-name="T1">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1" office:value-type="string">
            <text:p><text:span text:style-name="T1"><text:s/></text:span><text:span text:style-name="T1">When Robert was a little over two years old, his </text:span><text:span text:style-name="T3">mother gave birth to a girl,</text:span><text:span text:style-name="T1"> the first </text:span><text:span text:style-name="T1">born to her, but still </text:span><text:span text:style-name="T3">she showed great interest in Robert</text:span><text:span text:style-name="T1">; talked much of his future and </text:span><text:span text:style-name="T1">took great interest in teaching him to live according to the Bible.</text:span></text:p>
          </table:table-cell>
          <table:table-cell table:number-columns-repeated="1019"/>
        </table:table-row>
        <table:table-row table:style-name="ro7">
          <table:table-cell office:value-type="string">
            <text:p>1</text:p>
          </table:table-cell>
          <table:table-cell office:value-type="string">
            <text:p>4</text:p>
          </table:table-cell>
          <table:table-cell table:number-columns-repeated="2"/>
          <table:table-cell table:style-name="ce21" office:value-type="string">
            <text:p><text:span text:style-name="T1">He also wanted an explanation of the statement that a woman should not teach, because </text:span><text:span text:style-name="T1">he said that his mother had always taught him and loved him, and his father had paid no </text:span><text:span text:style-name="T1">attention to him and had no desire to teach him. He wanted to know if it was wrong for his </text:span><text:span text:style-name="T1">mother to teach him, and if God would punish her. The teacher replied that the Lord said, </text:span><text:span text:style-name="T1">“Suffer the little children to come unto me, and forbid them not, for of such is the Kingdom </text:span><text:span text:style-name="T1">of God.” She explained that his </text:span><text:span text:style-name="T3">mother set an example more by her love and devotion </text:span><text:span text:style-name="T3">than by words; that a mother's actions would influence a child more than anything </text:span><text:span text:style-name="T3">she 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1" office:value-type="string">
            <text:p><text:span text:style-name="T1">His </text:span><text:span text:style-name="T3">mother spent many anxious months and worried with the children</text:span><text:span text:style-name="T1"> while Capt. </text:span><text:span text:style-name="T1">Gordon was away at war. She prayed that war would be ended for all time. </text:span><text:span text:style-name="T2"><text:s/>While the </text:span><text:span text:style-name="T2">tragic </text:span><text:span text:style-name="T1">death of your brother Herbert in San Francisco was </text:span><text:span text:style-name="T3">a shock that I have never </text:span><text:span text:style-name="T3">fully recovered from</text:span><text:span text:style-name="T1">, yet I had rather know that he went that way than to have him go to </text:span><text:span text:style-name="T1">war and lose his life. I remember well the </text:span><text:span text:style-name="T3">many sleepless nights that I have passed </text:span><text:span text:style-name="T3">thru</text:span><text:span text:style-name="T1"> while your father was away at war and how</text:span><text:span text:style-name="T3"> happy I was when he returned</text:span><text:span text:style-name="T1">. I </text:span><text:span text:style-name="T1">prayed to God then that war might be ended and that none of my sons would ever have </text:span><text:span text:style-name="T1">to go to war.”</text:span></text:p>
          </table:table-cell>
          <table:table-cell table:number-columns-repeated="1019"/>
        </table:table-row>
        <table:table-row table:style-name="ro12">
          <table:table-cell office:value-type="string">
            <text:p>2</text:p>
          </table:table-cell>
          <table:table-cell office:value-type="string">
            <text:p>9</text:p>
          </table:table-cell>
          <table:table-cell table:number-columns-repeated="2"/>
          <table:table-cell table:style-name="ce21"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1" office:value-type="string">
            <text:p><text:span text:style-name="T1">His </text:span><text:span text:style-name="T3">mother was always in sympathy</text:span><text:span text:style-name="T1"> with Robert and tried to encourage him, but she </text:span><text:span text:style-name="T1">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1" office:value-type="string">
            <text:p><text:span text:style-name="T1">His </text:span><text:span text:style-name="T3">mother was very proud of him</text:span><text:span text:style-name="T1"> and said “Bobbie, one day your dream of becoming </text:span><text:span text:style-name="T1">a great inventor will he realized. You have not been wasting your time tinkering around </text:span><text:span text:style-name="T1">with your father’s tools trying to make things.” His brother, Ralph, continued to call him </text:span><text:span text:style-name="T1">“Fool Bobbie” and “Mother’s dream”; said he would never amount to anything because he </text:span><text:span text:style-name="T1">wouldn’t work on</text:span></text:p>
            <text:p><text:span text:style-name="T1">the farm like the rest of them. Bobbie always found a willing listener in his mother. She </text:span><text:span text:style-name="T1">helped him with his studies in school and encouraged him in every way and showed that </text:span><text:span text:style-name="T3">she believed in him and had faith that one day he would be a great man</text:span><text:span text:style-name="T1">. This </text:span><text:span text:style-name="T1">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1"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where he </text:span><text:span text:style-name="T1">lay for several weeks before recovery. His </text:span><text:span text:style-name="T3">mother was very much worried and </text:span><text:span text:style-name="T3">alarmed</text:span><text:span text:style-name="T1"> over this accident,</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21"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in </text:span><text:span text:style-name="T1">peace. Robert told his mother that on account of his brother he would never live at home </text:span><text:span text:style-name="T1">again; that he would continue to stay in Texarkana and go to school until he had finished </text:span><text:span text:style-name="T1">his education, and then he would go to work for Mr. Kennelworth. His </text:span><text:span text:style-name="T3">mother had great </text:span><text:span text:style-name="T3">faith in him </text:span><text:span text:style-name="T1">and told him that she knew everything would come out all right for him, and </text:span><text:span text:style-name="T1">that he should study hard, make the most of his opportunities, and prepare for the </text:span><text:span text:style-name="T1">position Mr. Kennelworth was 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1" office:value-type="string">
            <text:p><text:span text:style-name="T1">His </text:span><text:span text:style-name="T3">mother had always petted him</text:span><text:span text:style-name="T1"> because of his severe illnesses and accident, and </text:span><text:span text:style-name="T1">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text:span><text:span text:style-name="T1">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1" office:value-type="string">
            <text:p><text:span text:style-name="T1">It made RG realize the </text:span><text:span text:style-name="T3">love that he owed to his mother, whose great faith and love </text:span><text:span text:style-name="T3">had helped to lay the foundation</text:span><text:span text:style-name="T1"> for his future career. <text:s/></text:span><text:span text:style-name="T2"><text:s/>He thought about what the </text:span><text:span text:style-name="T2">preacher said – that a man </text:span><text:span text:style-name="T1">deserts father and </text:span><text:span text:style-name="T3">mother</text:span><text:span text:style-name="T1"> to cleave unto his wife, and that </text:span><text:span text:style-name="T1">this was as it should be. He had always felt his </text:span><text:span text:style-name="T3">greatest love for his mother, but now </text:span><text:span text:style-name="T3">for the first time in his life he began to think of love for another woman.</text:span></text:p>
          </table:table-cell>
          <table:table-cell table:number-columns-repeated="1019"/>
        </table:table-row>
        <table:table-row table:style-name="ro32">
          <table:table-cell/>
          <table:table-cell office:value-type="string">
            <text:p>22</text:p>
          </table:table-cell>
          <table:table-cell table:number-columns-repeated="2"/>
          <table:table-cell table:style-name="ce21" office:value-type="string">
            <text:p><text:span text:style-name="T1"><text:s/></text:span><text:span text:style-name="T1">The following Sunday, he went home to the country to see his mother, and told her the </text:span><text:span text:style-name="T1">story of the new love affair. “Bobbie,” said his mother, “you are little over fifteen years old, </text:span><text:span text:style-name="T1">and this is only puppy love, or what they call school-boy and school-girl love. It will soon </text:span><text:span text:style-name="T1">pass away, but there is no harm in it. Love is a great thing and some day you will meet </text:span><text:span text:style-name="T1">the right girl, but there is no use being in any hurry about it.” Bobbie told his mother that </text:span><text:span text:style-name="T1">Marie was the only girl in the world for him, and that he would live and work for her; that if </text:span><text:span text:style-name="T1">he couldn’t marry Marie he never</text:span></text:p>
            <text:p><text:span text:style-name="T1">wanted any other girl. His mother laughed at this and told him that they all thought that </text:span><text:span text:style-name="T1">way over the first love affair, but that after a while, as the years went by and he met the </text:span><text:span text:style-name="T1">real one, this would all pass away. However, she did tell Bobbie that she had never </text:span><text:span text:style-name="T1">forgotten her first love, as there is something different about the first love, even tho it </text:span><text:span text:style-name="T1">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1" office:value-type="string">
            <text:p><text:span text:style-name="T1">She saw that this love was a great stimulator for Robert and that his ambitions were </text:span><text:span text:style-name="T1">greater than ever. He told his mother that he was going to Sunday School every Sunday </text:span><text:span text:style-name="T1">and that he was studying hard, reading the Bible and learning a lot, and that he was </text:span><text:span text:style-name="T1">preparing to be a great man. His mother said, “</text:span><text:span text:style-name="T3">Bobbie, I have always had great faith in </text:span><text:span text:style-name="T3">you</text:span><text:span text:style-name="T1">, and I know that one day </text:span><text:span text:style-name="T3">my dream will come true</text:span><text:span text:style-name="T1">, and you will do something that </text:span><text:span text:style-name="T1">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1" office:value-type="string">
            <text:p><text:span text:style-name="T1">1926 was to be one of the most eventful years in the life of Robert Gordon. In the Spring </text:span><text:span text:style-name="T1">his father died suddenly, and after a </text:span><text:span text:style-name="T3">consultation with his mother</text:span><text:span text:style-name="T1">, it was decided that </text:span><text:span text:style-name="T1">he should leave his position, return to the farm and help them to get things straightened </text:span><text:span text:style-name="T1">out</text:span></text:p>
          </table:table-cell>
          <table:table-cell table:number-columns-repeated="1019"/>
        </table:table-row>
        <table:table-row table:style-name="ro5">
          <table:table-cell/>
          <table:table-cell office:value-type="string">
            <text:p>37</text:p>
          </table:table-cell>
          <table:table-cell table:number-columns-repeated="2"/>
          <table:table-cell table:style-name="ce21" office:value-type="string">
            <text:p><text:span text:style-name="T1">Grasp one quickly and carry it thru life, for these are the lilies of faith which s</text:span><text:span text:style-name="T3">mother</text:span><text:span text:style-name="T1"> out </text:span><text:span text:style-name="T1">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1"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56"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1" office:value-type="string">
            <text:p><text:span text:style-name="T1">Ever since I was a small boy, and used to </text:span><text:span text:style-name="T3">kneel at my mother's knee</text:span><text:span text:style-name="T1">, and she taught </text:span><text:span text:style-name="T1">me first to pray, I have believed in that great book and in God's power to guide me right </text:span><text:span text:style-name="T1">and give me understanding of all things.</text:span></text:p>
          </table:table-cell>
          <table:table-cell table:number-columns-repeated="1019"/>
        </table:table-row>
        <table:table-row table:style-name="ro4">
          <table:table-cell/>
          <table:table-cell office:value-type="string">
            <text:p>71</text:p>
          </table:table-cell>
          <table:table-cell table:number-columns-repeated="2"/>
          <table:table-cell table:style-name="ce21"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1" office:value-type="string">
            <text:p><text:span text:style-name="T1">It is not the </text:span><text:span text:style-name="T3">money</text:span><text:span text:style-name="T1"> that counts with me, but </text:span><text:span text:style-name="T3">it does count with my father and mother</text:span><text:span text:style-name="T1">, </text:span><text:span text:style-name="T1">and I want you to prove to them that without the help of anyone you can make as much </text:span><text:span text:style-name="T1">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1" office:value-type="string">
            <text:p><text:span text:style-name="T1">I am going to drive out to the farm to see your mother next Sunday if I can get time. Want </text:span><text:span text:style-name="T1">to have a talk with her and tell her of your brilliant achievement. </text:span><text:span text:style-name="T3">It makes every mother's </text:span><text:span text:style-name="T3">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1" office:value-type="string">
            <text:p><text:span text:style-name="T1">I do </text:span><text:span text:style-name="T3">hope and pray as your mother does,</text:span><text:span text:style-name="T1"> that the days of wars may pass away; that </text:span><text:span text:style-name="T1">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10">
          <table:table-cell/>
          <table:table-cell office:value-type="string">
            <text:p>99</text:p>
          </table:table-cell>
          <table:table-cell office:value-type="string">
            <text:p>May 1</text:p>
          </table:table-cell>
          <table:table-cell/>
          <table:table-cell table:style-name="ce21" office:value-type="string">
            <text:p><text:span text:style-name="T1">On Sunday, May 1st, Robert went to visit his </text:span><text:span text:style-name="T3">mother </text:span><text:span text:style-name="T1">in the country. He found that Mr. </text:span><text:span text:style-name="T1">Kennelworth had been there and told her of Robert's success and his faith in him. </text:span><text:span text:style-name="T1">Robert's </text:span><text:span text:style-name="T3">mother was very happy </text:span><text:span text:style-name="T1">when he told her that cotton was advancing and he </text:span><text:span text:style-name="T1">was making money rapidly and Mr. Kennelworth was making money; </text:span><text:span text:style-name="T2"><text:s/></text:span><text:span text:style-name="T16">Mrs. Gordon was </text:span><text:span text:style-name="T16">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text:span><text:span text:style-name="T1">fought in the air and that it was his duty to help protect his country. While his mother </text:span><text:span text:style-name="T1">admired his patriotism, she again referred to the dream that she had had years before, </text:span><text:span text:style-name="T1">about a great war which would come and in which she thought that Robert lost his life in </text:span><text:span text:style-name="T1">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1"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1" office:value-type="string">
            <text:p><text:span text:style-name="T1">that regardless of money or conditions, she would leave father,</text:span><text:span text:style-name="T3"> mother</text:span><text:span text:style-name="T1">, brothers and </text:span><text:span text:style-name="T1">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1" office:value-type="string">
            <text:p><text:span text:style-name="T1">No one in Texarkana but Robert's </text:span><text:span text:style-name="T3">mother</text:span><text:span text:style-name="T1"> and Mr. Kennelworth knew about the secret </text:span><text:span text:style-name="T1">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1" office:value-type="string">
            <text:p><text:span text:style-name="T1">It was too much for him. He broke down completely and wept like a baby. Alone he was -- </text:span><text:span text:style-name="T1">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1" office:value-type="string">
            <text:p><text:span text:style-name="T1">It was an unselfish prayer; the kind of a prayer that a </text:span><text:span text:style-name="T3">mother</text:span><text:span text:style-name="T1"> prays when her child is lost, </text:span><text:span text:style-name="T1">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1" office:value-type="string">
            <text:p><text:span text:style-name="T1">Robert opened the telegram hurriedly, hoping that it was something from Marie, but found </text:span><text:span text:style-name="T1">it was a telegram from his mother in which she congratulated him on his birthday the </text:span><text:span text:style-name="T1">following day, and encouraged him to hope for the best and not give way to despair in </text:span><text:span text:style-name="T1">case Marie did not show up. The special-delivery letter was also from Robert's mother. <text:s/></text:span><text:span text:style-name="T1">Letter follows from mother on page 159. <text:s/></text:span><text:span text:style-name="T2"><text:s/>Robert was happy to get the letter from his </text:span><text:span text:style-name="T2">mother </text:span><text:span text:style-name="T1">because she always encouraged him and he knew that no matter what happened, </text:span><text:span text:style-name="T1">her faith in him would always remain the same and her love would endure forever.</text:span></text:p>
          </table:table-cell>
          <table:table-cell table:number-columns-repeated="1019"/>
        </table:table-row>
        <table:table-row table:style-name="ro2">
          <table:table-cell/>
          <table:table-cell office:value-type="string">
            <text:p>183</text:p>
          </table:table-cell>
          <table:table-cell table:number-columns-repeated="2"/>
          <table:table-cell table:style-name="ce21"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1" office:value-type="string">
            <text:p><text:span text:style-name="T1">It may be a mother, sister or sweetheart, but the love of a woman is always the motive </text:span><text:span text:style-name="T1">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1"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1" office:value-type="string">
            <text:p><text:span text:style-name="T1">His heart turned to his next dearest friend – his mother. He decided to try to make it the </text:span><text:span text:style-name="T1">happiest</text:span></text:p>
            <text:p><text:span text:style-name="T1">Christmas of her life and bought her every kind of a present that he thought would make </text:span><text:span text:style-name="T1">her happy and comfortable and sent her a check for $5,000.00 to do with just as she </text:span><text:span text:style-name="T1">pleased and buy anything she wanted.</text:span></text:p>
          </table:table-cell>
          <table:table-cell table:number-columns-repeated="1019"/>
        </table:table-row>
        <table:table-row table:style-name="ro39">
          <table:table-cell/>
          <table:table-cell office:value-type="string">
            <text:p>227</text:p>
          </table:table-cell>
          <table:table-cell office:value-type="string">
            <text:p>May 1928</text:p>
          </table:table-cell>
          <table:table-cell/>
          <table:table-cell table:style-name="ce21"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1"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1"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1"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1"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1"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1"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1" office:value-type="string">
            <text:p><text:span text:style-name="T4">"I demand that the terms of peace be signed by women as well as men. They are more </text:span><text:span text:style-name="T4">just and merciful and will rule the country in the future. If women must continue to be the </text:span><text:span text:style-name="T3">mothers</text:span><text:span text:style-name="T4"> of our men, they must have the right to decide whether their sons shall be sent </text:span><text:span text:style-name="T4">to war or not. It will take time to arrange the plans for cities and countries as outlined by </text:span><text:span text:style-name="T4">Ezekiel and I expect that the terms will be acceptable and signed by the good women of </text:span><text:span text:style-name="T4">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1"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31">
          <table:table-cell/>
        </table:table-row>
      </table:table>
      <table:table table:name="Marie" table:style-name="ta1" table:print="false">
        <table:table-column table:style-name="co7" table:number-columns-repeated="3" table:default-cell-style-name="Default"/>
        <table:table-row table:style-name="ro39">
          <table:table-cell office:value-type="string">
            <text:p>pg. 232, Gann says:</text:p>
          </table:table-cell>
          <table:table-cell/>
          <table:table-cell office:value-type="string">
            <text:p><text:span text:style-name="T68"><text:s/></text:span><text:span text:style-name="T68">the way for you to find out how</text:span></text:p>
            <text:p><text:span text:style-name="T68">Robert feels toward you is to watch his actions, make</text:span></text:p>
            <text:p><text:span text:style-name="T68">notes of how often he speaks of Marie, of the letters he</text:span></text:p>
            <text:p><text:span text:style-name="T68">writes trying to find her.</text:span></text:p>
          </table:table-cell>
        </table:table-row>
        <table:table-row table:style-name="ro31">
          <table:table-cell table:number-columns-repeated="3"/>
        </table:table-row>
        <table:table-row table:style-name="ro31">
          <table:table-cell/>
          <table:table-cell office:value-type="string">
            <text:p>Conclusion:</text:p>
          </table:table-cell>
          <table:table-cell office:value-type="string">
            <text:p>1) Watch RG's actions.</text:p>
          </table:table-cell>
        </table:table-row>
        <table:table-row table:style-name="ro31">
          <table:table-cell table:number-columns-repeated="2"/>
          <table:table-cell office:value-type="string">
            <text:p>2) Make notes of how often he speaks of Marie</text:p>
          </table:table-cell>
        </table:table-row>
        <table:table-row table:style-name="ro31">
          <table:table-cell table:number-columns-repeated="2"/>
          <table:table-cell office:value-type="string">
            <text:p>3) Make notes of the letters he writes trying to find h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1">06/01/2012</text:date>, <text:time>20:3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6-01T20:32:32</dc:date>
    <meta:editing-duration>P3DT21H16M51S</meta:editing-duration>
    <meta:editing-cycles>55</meta:editing-cycles>
    <meta:generator>LibreOffice/3.3$Unix LibreOffice_project/330m18$Build-4</meta:generator>
    <meta:document-statistic meta:table-count="18" meta:cell-count="1144" meta:object-count="0"/>
  </office:meta>
</office:document-meta>
</file>